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2.94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19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 style:data-style-name="N125">
      <style:table-cell-properties fo:background-color="#ff6666"/>
      <style:map style:condition="cell-content-is-between(-0.001,0.001)" style:apply-style-name="Untitled1" style:base-cell-address="pathway_params.O2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pathway_para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column table:style-name="co7" table:default-cell-style-name="ce2"/>
        <table:table-column table:style-name="co3" table:default-cell-style-name="ce2"/>
        <table:table-column table:style-name="co7" table:number-columns-repeated="2" table:default-cell-style-name="ce2"/>
        <table:table-row table:style-name="ro1">
          <table:table-cell office:value-type="string" calcext:value-type="string">
            <text:p>pathwayLabel</text:p>
          </table:table-cell>
          <table:table-cell office:value-type="string" calcext:value-type="string">
            <text:p>touch_count</text:p>
          </table:table-cell>
          <table:table-cell office:value-type="string" calcext:value-type="string">
            <text:p>structural_mean</text:p>
          </table:table-cell>
          <table:table-cell office:value-type="string" calcext:value-type="string">
            <text:p>p_A</text:p>
          </table:table-cell>
          <table:table-cell office:value-type="string" calcext:value-type="string">
            <text:p>mu_A</text:p>
          </table:table-cell>
          <table:table-cell office:value-type="string" calcext:value-type="string">
            <text:p>sigma_A</text:p>
          </table:table-cell>
          <table:table-cell office:value-type="string" calcext:value-type="string">
            <text:p>activeFraction</text:p>
          </table:table-cell>
          <table:table-cell/>
          <table:table-cell office:value-type="string" calcext:value-type="string">
            <text:p>morpho_assoc</text:p>
          </table:table-cell>
          <table:table-cell office:value-type="string" calcext:value-type="string">
            <text:p>total_touches</text:p>
          </table:table-cell>
          <table:table-cell office:value-type="string" calcext:value-type="string">
            <text:p>structural_mean</text:p>
          </table:table-cell>
          <table:table-cell office:value-type="string" calcext:value-type="string">
            <text:p>pP_A</text:p>
          </table:table-cell>
          <table:table-cell office:value-type="string" calcext:value-type="string">
            <text:p>pMu_A</text:p>
          </table:table-cell>
          <table:table-cell/>
          <table:table-cell table:style-name="Default" office:value-type="string" calcext:value-type="string">
            <text:p>total_touches</text:p>
          </table:table-cell>
          <table:table-cell table:style-name="Default" office:value-type="string" calcext:value-type="string">
            <text:p>structural_mean</text:p>
          </table:table-cell>
          <table:table-cell table:style-name="Default" office:value-type="string" calcext:value-type="string">
            <text:p>pP_A</text:p>
          </table:table-cell>
          <table:table-cell table:style-name="Default" office:value-type="string" calcext:value-type="string">
            <text:p>pMu_A</text:p>
          </table:table-cell>
        </table:table-row>
        <table:table-row table:style-name="ro1">
          <table:table-cell office:value-type="string" calcext:value-type="string">
            <text:p>L1_SLAC-&gt;L1_SLAC</text:p>
          </table:table-cell>
          <table:table-cell office:value-type="float" office:value="479" calcext:value-type="float">
            <text:p>479</text:p>
          </table:table-cell>
          <table:table-cell office:value-type="float" office:value="2.41919" calcext:value-type="float">
            <text:p>2.41919</text:p>
          </table:table-cell>
          <table:table-cell office:value-type="float" office:value="0.566832" calcext:value-type="float">
            <text:p>0.566832</text:p>
          </table:table-cell>
          <table:table-cell office:value-type="float" office:value="3.91333" calcext:value-type="float">
            <text:p>3.91333</text:p>
          </table:table-cell>
          <table:table-cell office:value-type="float" office:value="0.978333" calcext:value-type="float">
            <text:p>0.978333</text:p>
          </table:table-cell>
          <table:table-cell office:value-type="float" office:value="0.0521088" calcext:value-type="float">
            <text:p>0.0521088</text:p>
          </table:table-cell>
          <table:table-cell/>
          <table:table-cell office:value-type="string" calcext:value-type="string">
            <text:p>L1_SLAC&gt;L1_SLAC</text:p>
          </table:table-cell>
          <table:table-cell office:value-type="float" office:value="479" calcext:value-type="float">
            <text:p>479</text:p>
          </table:table-cell>
          <table:table-cell office:value-type="float" office:value="2.41919191919192" calcext:value-type="float">
            <text:p>2.4191919192</text:p>
          </table:table-cell>
          <table:table-cell office:value-type="float" office:value="0.56683195" calcext:value-type="float">
            <text:p>0.56683195</text:p>
          </table:table-cell>
          <table:table-cell office:value-type="float" office:value="3.91333" calcext:value-type="float">
            <text:p>3.91333</text:p>
          </table:table-cell>
          <table:table-cell/>
          <table:table-cell table:formula="of:=[.J2]/[.B2]-1" office:value-type="percentage" office:value="0" calcext:value-type="percentage">
            <text:p>0.000%</text:p>
          </table:table-cell>
          <table:table-cell table:formula="of:=[.K2]/[.C2]-1" office:value-type="percentage" office:value="0.000000793320044767398" calcext:value-type="percentage">
            <text:p>0.000%</text:p>
          </table:table-cell>
          <table:table-cell table:formula="of:=[.L2]/[.D2]-1" office:value-type="percentage" office:value="-0.0000000882095577692255" calcext:value-type="percentage">
            <text:p>0.000%</text:p>
          </table:table-cell>
          <table:table-cell table:formula="of:=[.M2]/[.E2]-1" office:value-type="percentage" office:value="0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1_SLAC-&gt;L23_MC</text:p>
          </table:table-cell>
          <table:table-cell office:value-type="float" office:value="4608" calcext:value-type="float">
            <text:p>4608</text:p>
          </table:table-cell>
          <table:table-cell office:value-type="float" office:value="3.88861" calcext:value-type="float">
            <text:p>3.88861</text:p>
          </table:table-cell>
          <table:table-cell office:value-type="float" office:value="0.538552" calcext:value-type="float">
            <text:p>0.538552</text:p>
          </table:table-cell>
          <table:table-cell office:value-type="float" office:value="6.16699" calcext:value-type="float">
            <text:p>6.16699</text:p>
          </table:table-cell>
          <table:table-cell office:value-type="float" office:value="1.54175" calcext:value-type="float">
            <text:p>1.54175</text:p>
          </table:table-cell>
          <table:table-cell office:value-type="float" office:value="0.0520339" calcext:value-type="float">
            <text:p>0.0520339</text:p>
          </table:table-cell>
          <table:table-cell/>
          <table:table-cell office:value-type="string" calcext:value-type="string">
            <text:p>L1_SLAC&gt;L23_MC</text:p>
          </table:table-cell>
          <table:table-cell office:value-type="float" office:value="4608" calcext:value-type="float">
            <text:p>4608</text:p>
          </table:table-cell>
          <table:table-cell office:value-type="float" office:value="3.88860759493671" calcext:value-type="float">
            <text:p>3.8886075949</text:p>
          </table:table-cell>
          <table:table-cell office:value-type="float" office:value="0.5385515" calcext:value-type="float">
            <text:p>0.5385515</text:p>
          </table:table-cell>
          <table:table-cell office:value-type="float" office:value="6.166992" calcext:value-type="float">
            <text:p>6.166992</text:p>
          </table:table-cell>
          <table:table-cell/>
          <table:table-cell table:formula="of:=[.J3]/[.B3]-1" office:value-type="percentage" office:value="0" calcext:value-type="percentage">
            <text:p>0.000%</text:p>
          </table:table-cell>
          <table:table-cell table:formula="of:=[.K3]/[.C3]-1" office:value-type="percentage" office:value="-0.000000618489200854278" calcext:value-type="percentage">
            <text:p>0.000%</text:p>
          </table:table-cell>
          <table:table-cell table:formula="of:=[.L3]/[.D3]-1" office:value-type="percentage" office:value="-0.000000928415454959364" calcext:value-type="percentage">
            <text:p>0.000%</text:p>
          </table:table-cell>
          <table:table-cell table:formula="of:=[.M3]/[.E3]-1" office:value-type="percentage" office:value="0.000000324307320109796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1_SLAC-&gt;L23_PC</text:p>
          </table:table-cell>
          <table:table-cell office:value-type="float" office:value="5430" calcext:value-type="float">
            <text:p>5430</text:p>
          </table:table-cell>
          <table:table-cell office:value-type="float" office:value="2.74104" calcext:value-type="float">
            <text:p>2.74104</text:p>
          </table:table-cell>
          <table:table-cell office:value-type="float" office:value="0.55628" calcext:value-type="float">
            <text:p>0.55628</text:p>
          </table:table-cell>
          <table:table-cell office:value-type="float" office:value="4.40552" calcext:value-type="float">
            <text:p>4.40552</text:p>
          </table:table-cell>
          <table:table-cell office:value-type="float" office:value="1.10138" calcext:value-type="float">
            <text:p>1.10138</text:p>
          </table:table-cell>
          <table:table-cell office:value-type="float" office:value="0.0520192" calcext:value-type="float">
            <text:p>0.0520192</text:p>
          </table:table-cell>
          <table:table-cell/>
          <table:table-cell office:value-type="string" calcext:value-type="string">
            <text:p>L1_SLAC&gt;L23_PC</text:p>
          </table:table-cell>
          <table:table-cell office:value-type="float" office:value="5430" calcext:value-type="float">
            <text:p>5430</text:p>
          </table:table-cell>
          <table:table-cell office:value-type="float" office:value="2.74103987884907" calcext:value-type="float">
            <text:p>2.7410398788</text:p>
          </table:table-cell>
          <table:table-cell office:value-type="float" office:value="0.55628014" calcext:value-type="float">
            <text:p>0.55628014</text:p>
          </table:table-cell>
          <table:table-cell office:value-type="float" office:value="4.4055176" calcext:value-type="float">
            <text:p>4.4055176</text:p>
          </table:table-cell>
          <table:table-cell/>
          <table:table-cell table:formula="of:=[.J4]/[.B4]-1" office:value-type="percentage" office:value="0" calcext:value-type="percentage">
            <text:p>0.000%</text:p>
          </table:table-cell>
          <table:table-cell table:formula="of:=[.K4]/[.C4]-1" office:value-type="percentage" office:value="-0.0000000441988929900106" calcext:value-type="percentage">
            <text:p>0.000%</text:p>
          </table:table-cell>
          <table:table-cell table:formula="of:=[.L4]/[.D4]-1" office:value-type="percentage" office:value="0.000000251671820050703" calcext:value-type="percentage">
            <text:p>0.000%</text:p>
          </table:table-cell>
          <table:table-cell table:formula="of:=[.M4]/[.E4]-1" office:value-type="percentage" office:value="-0.000000544771105448483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1_SLAC-&gt;L4_MC</text:p>
          </table:table-cell>
          <table:table-cell office:value-type="float" office:value="49" calcext:value-type="float">
            <text:p>49</text:p>
          </table:table-cell>
          <table:table-cell office:value-type="float" office:value="1.88462" calcext:value-type="float">
            <text:p>1.88462</text:p>
          </table:table-cell>
          <table:table-cell office:value-type="float" office:value="0.601196" calcext:value-type="float">
            <text:p>0.601196</text:p>
          </table:table-cell>
          <table:table-cell office:value-type="float" office:value="3.09548" calcext:value-type="float">
            <text:p>3.09548</text:p>
          </table:table-cell>
          <table:table-cell office:value-type="float" office:value="0.773871" calcext:value-type="float">
            <text:p>0.773871</text:p>
          </table:table-cell>
          <table:table-cell office:value-type="float" office:value="0.0553913" calcext:value-type="float">
            <text:p>0.0553913</text:p>
          </table:table-cell>
          <table:table-cell/>
          <table:table-cell office:value-type="string" calcext:value-type="string">
            <text:p>L1_SLAC&gt;L4_MC</text:p>
          </table:table-cell>
          <table:table-cell office:value-type="float" office:value="49" calcext:value-type="float">
            <text:p>49</text:p>
          </table:table-cell>
          <table:table-cell office:value-type="float" office:value="1.88461538461538" calcext:value-type="float">
            <text:p>1.8846153846</text:p>
          </table:table-cell>
          <table:table-cell office:value-type="float" office:value="0.6011963" calcext:value-type="float">
            <text:p>0.6011963</text:p>
          </table:table-cell>
          <table:table-cell office:value-type="float" office:value="3.0954823" calcext:value-type="float">
            <text:p>3.0954823</text:p>
          </table:table-cell>
          <table:table-cell/>
          <table:table-cell table:formula="of:=[.J5]/[.B5]-1" office:value-type="percentage" office:value="0" calcext:value-type="percentage">
            <text:p>0.000%</text:p>
          </table:table-cell>
          <table:table-cell table:formula="of:=[.K5]/[.C5]-1" office:value-type="percentage" office:value="-0.00000244897359436003" calcext:value-type="percentage">
            <text:p>0.000%</text:p>
          </table:table-cell>
          <table:table-cell table:formula="of:=[.L5]/[.D5]-1" office:value-type="percentage" office:value="0.00000049900531617908" calcext:value-type="percentage">
            <text:p>0.000%</text:p>
          </table:table-cell>
          <table:table-cell table:formula="of:=[.M5]/[.E5]-1" office:value-type="percentage" office:value="0.000000743018853333055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1_SLAC-&gt;L4_PC</text:p>
          </table:table-cell>
          <table:table-cell office:value-type="float" office:value="733" calcext:value-type="float">
            <text:p>733</text:p>
          </table:table-cell>
          <table:table-cell office:value-type="float" office:value="1.66591" calcext:value-type="float">
            <text:p>1.66591</text:p>
          </table:table-cell>
          <table:table-cell office:value-type="float" office:value="0.629883" calcext:value-type="float">
            <text:p>0.629883</text:p>
          </table:table-cell>
          <table:table-cell office:value-type="float" office:value="2.75833" calcext:value-type="float">
            <text:p>2.75833</text:p>
          </table:table-cell>
          <table:table-cell office:value-type="float" office:value="0.689584" calcext:value-type="float">
            <text:p>0.689584</text:p>
          </table:table-cell>
          <table:table-cell office:value-type="float" office:value="0.052071" calcext:value-type="float">
            <text:p>0.052071</text:p>
          </table:table-cell>
          <table:table-cell/>
          <table:table-cell office:value-type="string" calcext:value-type="string">
            <text:p>L1_SLAC&gt;L4_PC</text:p>
          </table:table-cell>
          <table:table-cell office:value-type="float" office:value="733" calcext:value-type="float">
            <text:p>733</text:p>
          </table:table-cell>
          <table:table-cell office:value-type="float" office:value="1.66590909090909" calcext:value-type="float">
            <text:p>1.6659090909</text:p>
          </table:table-cell>
          <table:table-cell office:value-type="float" office:value="0.6298828" calcext:value-type="float">
            <text:p>0.6298828</text:p>
          </table:table-cell>
          <table:table-cell office:value-type="float" office:value="2.7583342" calcext:value-type="float">
            <text:p>2.7583342</text:p>
          </table:table-cell>
          <table:table-cell/>
          <table:table-cell table:formula="of:=[.J6]/[.B6]-1" office:value-type="percentage" office:value="0" calcext:value-type="percentage">
            <text:p>0.000%</text:p>
          </table:table-cell>
          <table:table-cell table:formula="of:=[.K6]/[.C6]-1" office:value-type="percentage" office:value="-0.000000545702294241224" calcext:value-type="percentage">
            <text:p>0.000%</text:p>
          </table:table-cell>
          <table:table-cell table:formula="of:=[.L6]/[.D6]-1" office:value-type="percentage" office:value="-0.000000317519285308876" calcext:value-type="percentage">
            <text:p>0.000%</text:p>
          </table:table-cell>
          <table:table-cell table:formula="of:=[.M6]/[.E6]-1" office:value-type="percentage" office:value="0.00000152266045039262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1_SLAC-&gt;L5_M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_SLAC-&gt;L5_TTPC1</text:p>
          </table:table-cell>
          <table:table-cell office:value-type="float" office:value="4038" calcext:value-type="float">
            <text:p>4038</text:p>
          </table:table-cell>
          <table:table-cell office:value-type="float" office:value="2.73763" calcext:value-type="float">
            <text:p>2.73763</text:p>
          </table:table-cell>
          <table:table-cell office:value-type="float" office:value="0.556389" calcext:value-type="float">
            <text:p>0.556389</text:p>
          </table:table-cell>
          <table:table-cell office:value-type="float" office:value="4.40039" calcext:value-type="float">
            <text:p>4.40039</text:p>
          </table:table-cell>
          <table:table-cell office:value-type="float" office:value="1.1001" calcext:value-type="float">
            <text:p>1.1001</text:p>
          </table:table-cell>
          <table:table-cell office:value-type="float" office:value="0.0520129" calcext:value-type="float">
            <text:p>0.0520129</text:p>
          </table:table-cell>
          <table:table-cell/>
          <table:table-cell office:value-type="string" calcext:value-type="string">
            <text:p>L1_SLAC&gt;L5_TTPC1</text:p>
          </table:table-cell>
          <table:table-cell office:value-type="float" office:value="4038" calcext:value-type="float">
            <text:p>4038</text:p>
          </table:table-cell>
          <table:table-cell office:value-type="float" office:value="2.73762711864407" calcext:value-type="float">
            <text:p>2.7376271186</text:p>
          </table:table-cell>
          <table:table-cell office:value-type="float" office:value="0.55638915" calcext:value-type="float">
            <text:p>0.55638915</text:p>
          </table:table-cell>
          <table:table-cell office:value-type="float" office:value="4.4003906" calcext:value-type="float">
            <text:p>4.4003906</text:p>
          </table:table-cell>
          <table:table-cell/>
          <table:table-cell table:formula="of:=[.J8]/[.B8]-1" office:value-type="percentage" office:value="0" calcext:value-type="percentage">
            <text:p>0.000%</text:p>
          </table:table-cell>
          <table:table-cell table:formula="of:=[.K8]/[.C8]-1" office:value-type="percentage" office:value="-0.00000105250013060498" calcext:value-type="percentage">
            <text:p>0.000%</text:p>
          </table:table-cell>
          <table:table-cell table:formula="of:=[.L8]/[.D8]-1" office:value-type="percentage" office:value="0.000000269595552770951" calcext:value-type="percentage">
            <text:p>0.000%</text:p>
          </table:table-cell>
          <table:table-cell table:formula="of:=[.M8]/[.E8]-1" office:value-type="percentage" office:value="0.000000136351550716896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1_SLAC-&gt;L6_M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_SLAC-&gt;L6_TPC_L1</text:p>
          </table:table-cell>
          <table:table-cell office:value-type="float" office:value="4" calcext:value-type="float">
            <text:p>4</text:p>
          </table:table-cell>
          <table:table-cell office:value-type="float" office:value="1.33333" calcext:value-type="float">
            <text:p>1.33333</text:p>
          </table:table-cell>
          <table:table-cell office:value-type="float" office:value="0.730713" calcext:value-type="float">
            <text:p>0.730713</text:p>
          </table:table-cell>
          <table:table-cell office:value-type="float" office:value="2.23071" calcext:value-type="float">
            <text:p>2.23071</text:p>
          </table:table-cell>
          <table:table-cell office:value-type="float" office:value="0.557678" calcext:value-type="float">
            <text:p>0.557678</text:p>
          </table:table-cell>
          <table:table-cell office:value-type="float" office:value="0.052" calcext:value-type="float">
            <text:p>0.052</text:p>
          </table:table-cell>
          <table:table-cell/>
          <table:table-cell office:value-type="string" calcext:value-type="string">
            <text:p>L1_SLAC&gt;L6_TPC_L1</text:p>
          </table:table-cell>
          <table:table-cell office:value-type="float" office:value="4" calcext:value-type="float">
            <text:p>4</text:p>
          </table:table-cell>
          <table:table-cell office:value-type="float" office:value="1.33333333333333" calcext:value-type="float">
            <text:p>1.3333333333</text:p>
          </table:table-cell>
          <table:table-cell office:value-type="float" office:value="0.7307129" calcext:value-type="float">
            <text:p>0.7307129</text:p>
          </table:table-cell>
          <table:table-cell office:value-type="float" office:value="2.230713" calcext:value-type="float">
            <text:p>2.230713</text:p>
          </table:table-cell>
          <table:table-cell/>
          <table:table-cell table:formula="of:=[.J10]/[.B10]-1" office:value-type="percentage" office:value="0" calcext:value-type="percentage">
            <text:p>0.000%</text:p>
          </table:table-cell>
          <table:table-cell table:formula="of:=[.K10]/[.C10]-1" office:value-type="percentage" office:value="0.00000250000624979485" calcext:value-type="percentage">
            <text:p>0.000%</text:p>
          </table:table-cell>
          <table:table-cell table:formula="of:=[.L10]/[.D10]-1" office:value-type="percentage" office:value="-0.000000136852635668205" calcext:value-type="percentage">
            <text:p>0.000%</text:p>
          </table:table-cell>
          <table:table-cell table:formula="of:=[.M10]/[.E10]-1" office:value-type="percentage" office:value="0.00000134486329472772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23_MC-&gt;L1_SLAC</text:p>
          </table:table-cell>
          <table:table-cell office:value-type="float" office:value="3813" calcext:value-type="float">
            <text:p>3813</text:p>
          </table:table-cell>
          <table:table-cell office:value-type="float" office:value="2.72747" calcext:value-type="float">
            <text:p>2.72747</text:p>
          </table:table-cell>
          <table:table-cell office:value-type="float" office:value="1" calcext:value-type="float">
            <text:p>1</text:p>
          </table:table-cell>
          <table:table-cell office:value-type="float" office:value="5.772" calcext:value-type="float">
            <text:p>5.772</text:p>
          </table:table-cell>
          <table:table-cell office:value-type="float" office:value="1.443" calcext:value-type="float">
            <text:p>1.443</text:p>
          </table:table-cell>
          <table:table-cell office:value-type="float" office:value="0.132069" calcext:value-type="float">
            <text:p>0.132069</text:p>
          </table:table-cell>
          <table:table-cell/>
          <table:table-cell office:value-type="string" calcext:value-type="string">
            <text:p>L23_MC&gt;L1_SLAC</text:p>
          </table:table-cell>
          <table:table-cell office:value-type="float" office:value="3813" calcext:value-type="float">
            <text:p>3813</text:p>
          </table:table-cell>
          <table:table-cell office:value-type="float" office:value="2.7274678111588" calcext:value-type="float">
            <text:p>2.7274678112</text:p>
          </table:table-cell>
          <table:table-cell office:value-type="float" office:value="1" calcext:value-type="float">
            <text:p>1</text:p>
          </table:table-cell>
          <table:table-cell office:value-type="float" office:value="5.772003" calcext:value-type="float">
            <text:p>5.772003</text:p>
          </table:table-cell>
          <table:table-cell/>
          <table:table-cell table:formula="of:=[.J11]/[.B11]-1" office:value-type="percentage" office:value="0" calcext:value-type="percentage">
            <text:p>0.000%</text:p>
          </table:table-cell>
          <table:table-cell table:formula="of:=[.K11]/[.C11]-1" office:value-type="percentage" office:value="-0.000000802517058695607" calcext:value-type="percentage">
            <text:p>0.000%</text:p>
          </table:table-cell>
          <table:table-cell table:formula="of:=[.L11]/[.D11]-1" office:value-type="percentage" office:value="0" calcext:value-type="percentage">
            <text:p>0.000%</text:p>
          </table:table-cell>
          <table:table-cell table:formula="of:=[.M11]/[.E11]-1" office:value-type="percentage" office:value="0.000000519750519734075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23_MC-&gt;L23_MC</text:p>
          </table:table-cell>
          <table:table-cell office:value-type="float" office:value="65326" calcext:value-type="float">
            <text:p>65326</text:p>
          </table:table-cell>
          <table:table-cell office:value-type="float" office:value="6.06612" calcext:value-type="float">
            <text:p>6.06612</text:p>
          </table:table-cell>
          <table:table-cell office:value-type="float" office:value="1" calcext:value-type="float">
            <text:p>1</text:p>
          </table:table-cell>
          <table:table-cell office:value-type="float" office:value="14.547" calcext:value-type="float">
            <text:p>14.547</text:p>
          </table:table-cell>
          <table:table-cell office:value-type="float" office:value="3.63674" calcext:value-type="float">
            <text:p>3.63674</text:p>
          </table:table-cell>
          <table:table-cell office:value-type="float" office:value="0.132016" calcext:value-type="float">
            <text:p>0.132016</text:p>
          </table:table-cell>
          <table:table-cell/>
          <table:table-cell office:value-type="string" calcext:value-type="string">
            <text:p>L23_MC&gt;L23_MC</text:p>
          </table:table-cell>
          <table:table-cell office:value-type="float" office:value="65326" calcext:value-type="float">
            <text:p>65326</text:p>
          </table:table-cell>
          <table:table-cell office:value-type="float" office:value="6.06611570247934" calcext:value-type="float">
            <text:p>6.0661157025</text:p>
          </table:table-cell>
          <table:table-cell office:value-type="float" office:value="1" calcext:value-type="float">
            <text:p>1</text:p>
          </table:table-cell>
          <table:table-cell office:value-type="float" office:value="14.54698" calcext:value-type="float">
            <text:p>14.54698</text:p>
          </table:table-cell>
          <table:table-cell/>
          <table:table-cell table:formula="of:=[.J12]/[.B12]-1" office:value-type="percentage" office:value="0" calcext:value-type="percentage">
            <text:p>0.000%</text:p>
          </table:table-cell>
          <table:table-cell table:formula="of:=[.K12]/[.C12]-1" office:value-type="percentage" office:value="-0.000000708446364572346" calcext:value-type="percentage">
            <text:p>0.000%</text:p>
          </table:table-cell>
          <table:table-cell table:formula="of:=[.L12]/[.D12]-1" office:value-type="percentage" office:value="0" calcext:value-type="percentage">
            <text:p>0.000%</text:p>
          </table:table-cell>
          <table:table-cell table:formula="of:=[.M12]/[.E12]-1" office:value-type="percentage" office:value="-0.00000137485392182057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23_MC-&gt;L23_PC</text:p>
          </table:table-cell>
          <table:table-cell office:value-type="float" office:value="105886" calcext:value-type="float">
            <text:p>105886</text:p>
          </table:table-cell>
          <table:table-cell office:value-type="float" office:value="6.02584" calcext:value-type="float">
            <text:p>6.02584</text:p>
          </table:table-cell>
          <table:table-cell office:value-type="float" office:value="1.00449" calcext:value-type="float">
            <text:p>1.00449</text:p>
          </table:table-cell>
          <table:table-cell office:value-type="float" office:value="6.77416" calcext:value-type="float">
            <text:p>6.77416</text:p>
          </table:table-cell>
          <table:table-cell office:value-type="float" office:value="1.69354" calcext:value-type="float">
            <text:p>1.69354</text:p>
          </table:table-cell>
          <table:table-cell office:value-type="float" office:value="0.132" calcext:value-type="float">
            <text:p>0.132</text:p>
          </table:table-cell>
          <table:table-cell/>
          <table:table-cell office:value-type="string" calcext:value-type="string">
            <text:p>L23_MC&gt;L23_PC</text:p>
          </table:table-cell>
          <table:table-cell office:value-type="float" office:value="105886" calcext:value-type="float">
            <text:p>105886</text:p>
          </table:table-cell>
          <table:table-cell office:value-type="float" office:value="6.02583655816071" calcext:value-type="float">
            <text:p>6.0258365582</text:p>
          </table:table-cell>
          <table:table-cell office:value-type="float" office:value="1.0044918" calcext:value-type="float">
            <text:p>1.0044918</text:p>
          </table:table-cell>
          <table:table-cell office:value-type="float" office:value="6.7741632" calcext:value-type="float">
            <text:p>6.7741632</text:p>
          </table:table-cell>
          <table:table-cell/>
          <table:table-cell table:formula="of:=[.J13]/[.B13]-1" office:value-type="percentage" office:value="0" calcext:value-type="percentage">
            <text:p>0.000%</text:p>
          </table:table-cell>
          <table:table-cell table:formula="of:=[.K13]/[.C13]-1" office:value-type="percentage" office:value="-0.000000571179999631077" calcext:value-type="percentage">
            <text:p>0.000%</text:p>
          </table:table-cell>
          <table:table-cell table:formula="of:=[.L13]/[.D13]-1" office:value-type="percentage" office:value="0.00000179195412597366" calcext:value-type="percentage">
            <text:p>0.000%</text:p>
          </table:table-cell>
          <table:table-cell table:formula="of:=[.M13]/[.E13]-1" office:value-type="percentage" office:value="0.000000472383291816314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23_MC-&gt;L4_MC</text:p>
          </table:table-cell>
          <table:table-cell office:value-type="float" office:value="18289" calcext:value-type="float">
            <text:p>18289</text:p>
          </table:table-cell>
          <table:table-cell office:value-type="float" office:value="2.71632" calcext:value-type="float">
            <text:p>2.71632</text:p>
          </table:table-cell>
          <table:table-cell office:value-type="float" office:value="1" calcext:value-type="float">
            <text:p>1</text:p>
          </table:table-cell>
          <table:table-cell office:value-type="float" office:value="5.74247" calcext:value-type="float">
            <text:p>5.74247</text:p>
          </table:table-cell>
          <table:table-cell office:value-type="float" office:value="1.43562" calcext:value-type="float">
            <text:p>1.43562</text:p>
          </table:table-cell>
          <table:table-cell office:value-type="float" office:value="0.132007" calcext:value-type="float">
            <text:p>0.132007</text:p>
          </table:table-cell>
          <table:table-cell/>
          <table:table-cell office:value-type="string" calcext:value-type="string">
            <text:p>L23_MC&gt;L4_MC</text:p>
          </table:table-cell>
          <table:table-cell office:value-type="float" office:value="18289" calcext:value-type="float">
            <text:p>18289</text:p>
          </table:table-cell>
          <table:table-cell office:value-type="float" office:value="2.71632259022724" calcext:value-type="float">
            <text:p>2.7163225902</text:p>
          </table:table-cell>
          <table:table-cell office:value-type="float" office:value="1" calcext:value-type="float">
            <text:p>1</text:p>
          </table:table-cell>
          <table:table-cell office:value-type="float" office:value="5.7424736" calcext:value-type="float">
            <text:p>5.7424736</text:p>
          </table:table-cell>
          <table:table-cell/>
          <table:table-cell table:formula="of:=[.J14]/[.B14]-1" office:value-type="percentage" office:value="0" calcext:value-type="percentage">
            <text:p>0.000%</text:p>
          </table:table-cell>
          <table:table-cell table:formula="of:=[.K14]/[.C14]-1" office:value-type="percentage" office:value="0.000000953579563089946" calcext:value-type="percentage">
            <text:p>0.000%</text:p>
          </table:table-cell>
          <table:table-cell table:formula="of:=[.L14]/[.D14]-1" office:value-type="percentage" office:value="0" calcext:value-type="percentage">
            <text:p>0.000%</text:p>
          </table:table-cell>
          <table:table-cell table:formula="of:=[.M14]/[.E14]-1" office:value-type="percentage" office:value="0.00000062690793334319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23_MC-&gt;L4_PC</text:p>
          </table:table-cell>
          <table:table-cell office:value-type="float" office:value="17911" calcext:value-type="float">
            <text:p>17911</text:p>
          </table:table-cell>
          <table:table-cell office:value-type="float" office:value="2.77174" calcext:value-type="float">
            <text:p>2.77174</text:p>
          </table:table-cell>
          <table:table-cell office:value-type="float" office:value="1" calcext:value-type="float">
            <text:p>1</text:p>
          </table:table-cell>
          <table:table-cell office:value-type="float" office:value="5.88896" calcext:value-type="float">
            <text:p>5.88896</text:p>
          </table:table-cell>
          <table:table-cell office:value-type="float" office:value="1.47224" calcext:value-type="float">
            <text:p>1.47224</text:p>
          </table:table-cell>
          <table:table-cell office:value-type="float" office:value="0.132015" calcext:value-type="float">
            <text:p>0.132015</text:p>
          </table:table-cell>
          <table:table-cell/>
          <table:table-cell office:value-type="string" calcext:value-type="string">
            <text:p>L23_MC&gt;L4_PC</text:p>
          </table:table-cell>
          <table:table-cell office:value-type="float" office:value="17911" calcext:value-type="float">
            <text:p>17911</text:p>
          </table:table-cell>
          <table:table-cell office:value-type="float" office:value="2.77174249458372" calcext:value-type="float">
            <text:p>2.7717424946</text:p>
          </table:table-cell>
          <table:table-cell office:value-type="float" office:value="1" calcext:value-type="float">
            <text:p>1</text:p>
          </table:table-cell>
          <table:table-cell office:value-type="float" office:value="5.888958" calcext:value-type="float">
            <text:p>5.888958</text:p>
          </table:table-cell>
          <table:table-cell/>
          <table:table-cell table:formula="of:=[.J15]/[.B15]-1" office:value-type="percentage" office:value="0" calcext:value-type="percentage">
            <text:p>0.000%</text:p>
          </table:table-cell>
          <table:table-cell table:formula="of:=[.K15]/[.C15]-1" office:value-type="percentage" office:value="0.000000900006393189656" calcext:value-type="percentage">
            <text:p>0.000%</text:p>
          </table:table-cell>
          <table:table-cell table:formula="of:=[.L15]/[.D15]-1" office:value-type="percentage" office:value="0" calcext:value-type="percentage">
            <text:p>0.000%</text:p>
          </table:table-cell>
          <table:table-cell table:formula="of:=[.M15]/[.E15]-1" office:value-type="percentage" office:value="-0.000000339618540512454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23_MC-&gt;L5_MC</text:p>
          </table:table-cell>
          <table:table-cell office:value-type="float" office:value="1156" calcext:value-type="float">
            <text:p>1156</text:p>
          </table:table-cell>
          <table:table-cell office:value-type="float" office:value="1.8496" calcext:value-type="float">
            <text:p>1.8496</text:p>
          </table:table-cell>
          <table:table-cell office:value-type="float" office:value="1" calcext:value-type="float">
            <text:p>1</text:p>
          </table:table-cell>
          <table:table-cell office:value-type="float" office:value="3.43308" calcext:value-type="float">
            <text:p>3.43308</text:p>
          </table:table-cell>
          <table:table-cell office:value-type="float" office:value="0.858269" calcext:value-type="float">
            <text:p>0.858269</text:p>
          </table:table-cell>
          <table:table-cell office:value-type="float" office:value="0.132229" calcext:value-type="float">
            <text:p>0.132229</text:p>
          </table:table-cell>
          <table:table-cell/>
          <table:table-cell office:value-type="string" calcext:value-type="string">
            <text:p>L23_MC&gt;L5_MC</text:p>
          </table:table-cell>
          <table:table-cell office:value-type="float" office:value="1156" calcext:value-type="float">
            <text:p>1156</text:p>
          </table:table-cell>
          <table:table-cell office:value-type="float" office:value="1.8496" calcext:value-type="float">
            <text:p>1.8496</text:p>
          </table:table-cell>
          <table:table-cell office:value-type="float" office:value="1" calcext:value-type="float">
            <text:p>1</text:p>
          </table:table-cell>
          <table:table-cell office:value-type="float" office:value="3.4330773" calcext:value-type="float">
            <text:p>3.4330773</text:p>
          </table:table-cell>
          <table:table-cell/>
          <table:table-cell table:formula="of:=[.J16]/[.B16]-1" office:value-type="percentage" office:value="0" calcext:value-type="percentage">
            <text:p>0.000%</text:p>
          </table:table-cell>
          <table:table-cell table:formula="of:=[.K16]/[.C16]-1" office:value-type="percentage" office:value="0" calcext:value-type="percentage">
            <text:p>0.000%</text:p>
          </table:table-cell>
          <table:table-cell table:formula="of:=[.L16]/[.D16]-1" office:value-type="percentage" office:value="0" calcext:value-type="percentage">
            <text:p>0.000%</text:p>
          </table:table-cell>
          <table:table-cell table:formula="of:=[.M16]/[.E16]-1" office:value-type="percentage" office:value="-0.000000786465797486535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23_MC-&gt;L5_TTPC1</text:p>
          </table:table-cell>
          <table:table-cell office:value-type="float" office:value="79683" calcext:value-type="float">
            <text:p>79683</text:p>
          </table:table-cell>
          <table:table-cell office:value-type="float" office:value="5.41951" calcext:value-type="float">
            <text:p>5.41951</text:p>
          </table:table-cell>
          <table:table-cell office:value-type="float" office:value="1" calcext:value-type="float">
            <text:p>1</text:p>
          </table:table-cell>
          <table:table-cell office:value-type="float" office:value="12.8513" calcext:value-type="float">
            <text:p>12.8513</text:p>
          </table:table-cell>
          <table:table-cell office:value-type="float" office:value="3.21282" calcext:value-type="float">
            <text:p>3.21282</text:p>
          </table:table-cell>
          <table:table-cell office:value-type="float" office:value="0.132012" calcext:value-type="float">
            <text:p>0.132012</text:p>
          </table:table-cell>
          <table:table-cell/>
          <table:table-cell office:value-type="string" calcext:value-type="string">
            <text:p>L23_MC&gt;L5_TTPC1</text:p>
          </table:table-cell>
          <table:table-cell office:value-type="float" office:value="79683" calcext:value-type="float">
            <text:p>79683</text:p>
          </table:table-cell>
          <table:table-cell office:value-type="float" office:value="5.41950622321975" calcext:value-type="float">
            <text:p>5.4195062232</text:p>
          </table:table-cell>
          <table:table-cell office:value-type="float" office:value="1" calcext:value-type="float">
            <text:p>1</text:p>
          </table:table-cell>
          <table:table-cell office:value-type="float" office:value="12.851292" calcext:value-type="float">
            <text:p>12.851292</text:p>
          </table:table-cell>
          <table:table-cell/>
          <table:table-cell table:formula="of:=[.J17]/[.B17]-1" office:value-type="percentage" office:value="0" calcext:value-type="percentage">
            <text:p>0.000%</text:p>
          </table:table-cell>
          <table:table-cell table:formula="of:=[.K17]/[.C17]-1" office:value-type="percentage" office:value="-0.000000696885926743107" calcext:value-type="percentage">
            <text:p>0.000%</text:p>
          </table:table-cell>
          <table:table-cell table:formula="of:=[.L17]/[.D17]-1" office:value-type="percentage" office:value="0" calcext:value-type="percentage">
            <text:p>0.000%</text:p>
          </table:table-cell>
          <table:table-cell table:formula="of:=[.M17]/[.E17]-1" office:value-type="percentage" office:value="-0.000000622505116121275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23_MC-&gt;L6_M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76" calcext:value-type="float">
            <text:p>0.176</text:p>
          </table:table-cell>
          <table:table-cell/>
          <table:table-cell office:value-type="string" calcext:value-type="string">
            <text:p>L23_MC&gt;L6_M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J18]/[.B18]-1" office:value-type="percentage" office:value="0" calcext:value-type="percentage">
            <text:p>0.000%</text:p>
          </table:table-cell>
          <table:table-cell table:formula="of:=[.K18]/[.C18]-1" office:value-type="percentage" office:value="0" calcext:value-type="percentage">
            <text:p>0.000%</text:p>
          </table:table-cell>
          <table:table-cell table:formula="of:=[.L18]/[.D18]-1" office:value-type="string" office:string-value="" calcext:value-type="error">
            <text:p>#DIV/0!</text:p>
          </table:table-cell>
          <table:table-cell table:formula="of:=[.M18]/[.E18]-1" office:value-type="percentage" office:value="0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23_MC-&gt;L6_TPC_L1</text:p>
          </table:table-cell>
          <table:table-cell office:value-type="float" office:value="9482" calcext:value-type="float">
            <text:p>9482</text:p>
          </table:table-cell>
          <table:table-cell office:value-type="float" office:value="1.94983" calcext:value-type="float">
            <text:p>1.94983</text:p>
          </table:table-cell>
          <table:table-cell office:value-type="float" office:value="1" calcext:value-type="float">
            <text:p>1</text:p>
          </table:table-cell>
          <table:table-cell office:value-type="float" office:value="3.70299" calcext:value-type="float">
            <text:p>3.70299</text:p>
          </table:table-cell>
          <table:table-cell office:value-type="float" office:value="0.925748" calcext:value-type="float">
            <text:p>0.925748</text:p>
          </table:table-cell>
          <table:table-cell office:value-type="float" office:value="0.132028" calcext:value-type="float">
            <text:p>0.132028</text:p>
          </table:table-cell>
          <table:table-cell/>
          <table:table-cell office:value-type="string" calcext:value-type="string">
            <text:p>L23_MC&gt;L6_TPC_L1</text:p>
          </table:table-cell>
          <table:table-cell office:value-type="float" office:value="9482" calcext:value-type="float">
            <text:p>9482</text:p>
          </table:table-cell>
          <table:table-cell office:value-type="float" office:value="1.94982521077524" calcext:value-type="float">
            <text:p>1.9498252108</text:p>
          </table:table-cell>
          <table:table-cell office:value-type="float" office:value="1" calcext:value-type="float">
            <text:p>1</text:p>
          </table:table-cell>
          <table:table-cell office:value-type="float" office:value="3.7029912" calcext:value-type="float">
            <text:p>3.7029912</text:p>
          </table:table-cell>
          <table:table-cell/>
          <table:table-cell table:formula="of:=[.J19]/[.B19]-1" office:value-type="percentage" office:value="0" calcext:value-type="percentage">
            <text:p>0.000%</text:p>
          </table:table-cell>
          <table:table-cell table:formula="of:=[.K19]/[.C19]-1" office:value-type="percentage" office:value="-0.00000245622682915059" calcext:value-type="percentage">
            <text:p>0.000%</text:p>
          </table:table-cell>
          <table:table-cell table:formula="of:=[.L19]/[.D19]-1" office:value-type="percentage" office:value="0" calcext:value-type="percentage">
            <text:p>0.000%</text:p>
          </table:table-cell>
          <table:table-cell table:formula="of:=[.M19]/[.E19]-1" office:value-type="percentage" office:value="0.000000324062446876994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23_PC-&gt;L1_SLAC</text:p>
          </table:table-cell>
          <table:table-cell office:value-type="float" office:value="915" calcext:value-type="float">
            <text:p>915</text:p>
          </table:table-cell>
          <table:table-cell office:value-type="float" office:value="2.31061" calcext:value-type="float">
            <text:p>2.31061</text:p>
          </table:table-cell>
          <table:table-cell office:value-type="float" office:value="0.797027" calcext:value-type="float">
            <text:p>0.797027</text:p>
          </table:table-cell>
          <table:table-cell office:value-type="float" office:value="4.63377" calcext:value-type="float">
            <text:p>4.63377</text:p>
          </table:table-cell>
          <table:table-cell office:value-type="float" office:value="1.15844" calcext:value-type="float">
            <text:p>1.15844</text:p>
          </table:table-cell>
          <table:table-cell office:value-type="float" office:value="0.0750821" calcext:value-type="float">
            <text:p>0.0750821</text:p>
          </table:table-cell>
          <table:table-cell/>
          <table:table-cell office:value-type="string" calcext:value-type="string">
            <text:p>L23_PC&gt;L1_SLAC</text:p>
          </table:table-cell>
          <table:table-cell office:value-type="float" office:value="915" calcext:value-type="float">
            <text:p>915</text:p>
          </table:table-cell>
          <table:table-cell office:value-type="float" office:value="2.31060606060606" calcext:value-type="float">
            <text:p>2.3106060606</text:p>
          </table:table-cell>
          <table:table-cell office:value-type="float" office:value="0.7970274" calcext:value-type="float">
            <text:p>0.7970274</text:p>
          </table:table-cell>
          <table:table-cell office:value-type="float" office:value="4.6337667" calcext:value-type="float">
            <text:p>4.6337667</text:p>
          </table:table-cell>
          <table:table-cell/>
          <table:table-cell table:formula="of:=[.J20]/[.B20]-1" office:value-type="percentage" office:value="0" calcext:value-type="percentage">
            <text:p>0.000%</text:p>
          </table:table-cell>
          <table:table-cell table:formula="of:=[.K20]/[.C20]-1" office:value-type="percentage" office:value="-0.00000170491512607729" calcext:value-type="percentage">
            <text:p>0.000%</text:p>
          </table:table-cell>
          <table:table-cell table:formula="of:=[.L20]/[.D20]-1" office:value-type="percentage" office:value="0.000000501865055957396" calcext:value-type="percentage">
            <text:p>0.000%</text:p>
          </table:table-cell>
          <table:table-cell table:formula="of:=[.M20]/[.E20]-1" office:value-type="percentage" office:value="-0.000000712163098381957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23_PC-&gt;L23_MC</text:p>
          </table:table-cell>
          <table:table-cell office:value-type="float" office:value="44082" calcext:value-type="float">
            <text:p>44082</text:p>
          </table:table-cell>
          <table:table-cell office:value-type="float" office:value="5.0025" calcext:value-type="float">
            <text:p>5.0025</text:p>
          </table:table-cell>
          <table:table-cell office:value-type="float" office:value="0.760878" calcext:value-type="float">
            <text:p>0.760878</text:p>
          </table:table-cell>
          <table:table-cell office:value-type="float" office:value="10.6362" calcext:value-type="float">
            <text:p>10.6362</text:p>
          </table:table-cell>
          <table:table-cell office:value-type="float" office:value="2.65906" calcext:value-type="float">
            <text:p>2.65906</text:p>
          </table:table-cell>
          <table:table-cell office:value-type="float" office:value="0.0750119" calcext:value-type="float">
            <text:p>0.0750119</text:p>
          </table:table-cell>
          <table:table-cell/>
          <table:table-cell office:value-type="string" calcext:value-type="string">
            <text:p>L23_PC&gt;L23_MC</text:p>
          </table:table-cell>
          <table:table-cell office:value-type="float" office:value="44082" calcext:value-type="float">
            <text:p>44082</text:p>
          </table:table-cell>
          <table:table-cell office:value-type="float" office:value="5.00249659555152" calcext:value-type="float">
            <text:p>5.0024965956</text:p>
          </table:table-cell>
          <table:table-cell office:value-type="float" office:value="0.7608776" calcext:value-type="float">
            <text:p>0.7608776</text:p>
          </table:table-cell>
          <table:table-cell office:value-type="float" office:value="10.63623" calcext:value-type="float">
            <text:p>10.63623</text:p>
          </table:table-cell>
          <table:table-cell/>
          <table:table-cell table:formula="of:=[.J21]/[.B21]-1" office:value-type="percentage" office:value="0" calcext:value-type="percentage">
            <text:p>0.000%</text:p>
          </table:table-cell>
          <table:table-cell table:formula="of:=[.K21]/[.C21]-1" office:value-type="percentage" office:value="-0.000000680549421150367" calcext:value-type="percentage">
            <text:p>0.000%</text:p>
          </table:table-cell>
          <table:table-cell table:formula="of:=[.L21]/[.D21]-1" office:value-type="percentage" office:value="-0.000000525708457876917" calcext:value-type="percentage">
            <text:p>0.000%</text:p>
          </table:table-cell>
          <table:table-cell table:formula="of:=[.M21]/[.E21]-1" office:value-type="percentage" office:value="0.00000282055621347865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23_PC-&gt;L23_PC</text:p>
          </table:table-cell>
          <table:table-cell office:value-type="float" office:value="94801" calcext:value-type="float">
            <text:p>94801</text:p>
          </table:table-cell>
          <table:table-cell office:value-type="float" office:value="5.64897" calcext:value-type="float">
            <text:p>5.64897</text:p>
          </table:table-cell>
          <table:table-cell office:value-type="float" office:value="0.13294" calcext:value-type="float">
            <text:p>0.13294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0750158" calcext:value-type="float">
            <text:p>0.0750158</text:p>
          </table:table-cell>
          <table:table-cell/>
          <table:table-cell office:value-type="string" calcext:value-type="string">
            <text:p>L23_PC&gt;L23_PC</text:p>
          </table:table-cell>
          <table:table-cell office:value-type="float" office:value="94802" calcext:value-type="float">
            <text:p>94802</text:p>
          </table:table-cell>
          <table:table-cell office:value-type="float" office:value="5.64902872124896" calcext:value-type="float">
            <text:p>5.6490287212</text:p>
          </table:table-cell>
          <table:table-cell office:value-type="float" office:value="0.1329383" calcext:value-type="float">
            <text:p>0.132938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J22]/[.B22]-1" office:value-type="percentage" office:value="0.0000105484119365951" calcext:value-type="percentage">
            <text:p>0.001%</text:p>
          </table:table-cell>
          <table:table-cell table:formula="of:=[.K22]/[.C22]-1" office:value-type="percentage" office:value="0.00001039503643252" calcext:value-type="percentage">
            <text:p>0.001%</text:p>
          </table:table-cell>
          <table:table-cell table:formula="of:=[.L22]/[.D22]-1" office:value-type="percentage" office:value="-0.0000127877237853236" calcext:value-type="percentage">
            <text:p>-0.001%</text:p>
          </table:table-cell>
          <table:table-cell table:formula="of:=[.M22]/[.E22]-1" office:value-type="percentage" office:value="0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23_PC-&gt;L4_MC</text:p>
          </table:table-cell>
          <table:table-cell office:value-type="float" office:value="47205" calcext:value-type="float">
            <text:p>47205</text:p>
          </table:table-cell>
          <table:table-cell office:value-type="float" office:value="3.50393" calcext:value-type="float">
            <text:p>3.50393</text:p>
          </table:table-cell>
          <table:table-cell office:value-type="float" office:value="0.769882" calcext:value-type="float">
            <text:p>0.769882</text:p>
          </table:table-cell>
          <table:table-cell office:value-type="float" office:value="7.2832" calcext:value-type="float">
            <text:p>7.2832</text:p>
          </table:table-cell>
          <table:table-cell office:value-type="float" office:value="1.8208" calcext:value-type="float">
            <text:p>1.8208</text:p>
          </table:table-cell>
          <table:table-cell office:value-type="float" office:value="0.0750048" calcext:value-type="float">
            <text:p>0.0750048</text:p>
          </table:table-cell>
          <table:table-cell/>
          <table:table-cell office:value-type="string" calcext:value-type="string">
            <text:p>L23_PC&gt;L4_MC</text:p>
          </table:table-cell>
          <table:table-cell office:value-type="float" office:value="47205" calcext:value-type="float">
            <text:p>47205</text:p>
          </table:table-cell>
          <table:table-cell office:value-type="float" office:value="3.50393408551069" calcext:value-type="float">
            <text:p>3.5039340855</text:p>
          </table:table-cell>
          <table:table-cell office:value-type="float" office:value="0.76988226" calcext:value-type="float">
            <text:p>0.76988226</text:p>
          </table:table-cell>
          <table:table-cell office:value-type="float" office:value="7.283203" calcext:value-type="float">
            <text:p>7.283203</text:p>
          </table:table-cell>
          <table:table-cell/>
          <table:table-cell table:formula="of:=[.J23]/[.B23]-1" office:value-type="percentage" office:value="0" calcext:value-type="percentage">
            <text:p>0.000%</text:p>
          </table:table-cell>
          <table:table-cell table:formula="of:=[.K23]/[.C23]-1" office:value-type="percentage" office:value="0.00000116597954002984" calcext:value-type="percentage">
            <text:p>0.000%</text:p>
          </table:table-cell>
          <table:table-cell table:formula="of:=[.L23]/[.D23]-1" office:value-type="percentage" office:value="0.000000337714091358521" calcext:value-type="percentage">
            <text:p>0.000%</text:p>
          </table:table-cell>
          <table:table-cell table:formula="of:=[.M23]/[.E23]-1" office:value-type="percentage" office:value="0.000000411906854180799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23_PC-&gt;L4_PC</text:p>
          </table:table-cell>
          <table:table-cell office:value-type="float" office:value="31601" calcext:value-type="float">
            <text:p>31601</text:p>
          </table:table-cell>
          <table:table-cell office:value-type="float" office:value="3.41965" calcext:value-type="float">
            <text:p>3.41965</text:p>
          </table:table-cell>
          <table:table-cell office:value-type="float" office:value="0.770768" calcext:value-type="float">
            <text:p>0.770768</text:p>
          </table:table-cell>
          <table:table-cell office:value-type="float" office:value="7.09497" calcext:value-type="float">
            <text:p>7.09497</text:p>
          </table:table-cell>
          <table:table-cell office:value-type="float" office:value="1.77374" calcext:value-type="float">
            <text:p>1.77374</text:p>
          </table:table-cell>
          <table:table-cell office:value-type="float" office:value="0.0750095" calcext:value-type="float">
            <text:p>0.0750095</text:p>
          </table:table-cell>
          <table:table-cell/>
          <table:table-cell office:value-type="string" calcext:value-type="string">
            <text:p>L23_PC&gt;L4_PC</text:p>
          </table:table-cell>
          <table:table-cell office:value-type="float" office:value="31601" calcext:value-type="float">
            <text:p>31601</text:p>
          </table:table-cell>
          <table:table-cell office:value-type="float" office:value="3.41965155286224" calcext:value-type="float">
            <text:p>3.4196515529</text:p>
          </table:table-cell>
          <table:table-cell office:value-type="float" office:value="0.7707681" calcext:value-type="float">
            <text:p>0.7707681</text:p>
          </table:table-cell>
          <table:table-cell office:value-type="float" office:value="7.0949707" calcext:value-type="float">
            <text:p>7.0949707</text:p>
          </table:table-cell>
          <table:table-cell/>
          <table:table-cell table:formula="of:=[.J24]/[.B24]-1" office:value-type="percentage" office:value="0" calcext:value-type="percentage">
            <text:p>0.000%</text:p>
          </table:table-cell>
          <table:table-cell table:formula="of:=[.K24]/[.C24]-1" office:value-type="percentage" office:value="0.000000454099760016646" calcext:value-type="percentage">
            <text:p>0.000%</text:p>
          </table:table-cell>
          <table:table-cell table:formula="of:=[.L24]/[.D24]-1" office:value-type="percentage" office:value="0.000000129740726162453" calcext:value-type="percentage">
            <text:p>0.000%</text:p>
          </table:table-cell>
          <table:table-cell table:formula="of:=[.M24]/[.E24]-1" office:value-type="percentage" office:value="0.0000000986614461240265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23_PC-&gt;L5_MC</text:p>
          </table:table-cell>
          <table:table-cell office:value-type="float" office:value="5458" calcext:value-type="float">
            <text:p>5458</text:p>
          </table:table-cell>
          <table:table-cell office:value-type="float" office:value="2.33948" calcext:value-type="float">
            <text:p>2.33948</text:p>
          </table:table-cell>
          <table:table-cell office:value-type="float" office:value="0.795689" calcext:value-type="float">
            <text:p>0.795689</text:p>
          </table:table-cell>
          <table:table-cell office:value-type="float" office:value="4.69742" calcext:value-type="float">
            <text:p>4.69742</text:p>
          </table:table-cell>
          <table:table-cell office:value-type="float" office:value="1.17436" calcext:value-type="float">
            <text:p>1.17436</text:p>
          </table:table-cell>
          <table:table-cell office:value-type="float" office:value="0.0750275" calcext:value-type="float">
            <text:p>0.0750275</text:p>
          </table:table-cell>
          <table:table-cell/>
          <table:table-cell office:value-type="string" calcext:value-type="string">
            <text:p>L23_PC&gt;L5_MC</text:p>
          </table:table-cell>
          <table:table-cell office:value-type="float" office:value="5458" calcext:value-type="float">
            <text:p>5458</text:p>
          </table:table-cell>
          <table:table-cell office:value-type="float" office:value="2.33947706815259" calcext:value-type="float">
            <text:p>2.3394770682</text:p>
          </table:table-cell>
          <table:table-cell office:value-type="float" office:value="0.79568875" calcext:value-type="float">
            <text:p>0.79568875</text:p>
          </table:table-cell>
          <table:table-cell office:value-type="float" office:value="4.6974206" calcext:value-type="float">
            <text:p>4.6974206</text:p>
          </table:table-cell>
          <table:table-cell/>
          <table:table-cell table:formula="of:=[.J25]/[.B25]-1" office:value-type="percentage" office:value="0" calcext:value-type="percentage">
            <text:p>0.000%</text:p>
          </table:table-cell>
          <table:table-cell table:formula="of:=[.K25]/[.C25]-1" office:value-type="percentage" office:value="-0.000001253204732099" calcext:value-type="percentage">
            <text:p>0.000%</text:p>
          </table:table-cell>
          <table:table-cell table:formula="of:=[.L25]/[.D25]-1" office:value-type="percentage" office:value="-0.000000314193107975314" calcext:value-type="percentage">
            <text:p>0.000%</text:p>
          </table:table-cell>
          <table:table-cell table:formula="of:=[.M25]/[.E25]-1" office:value-type="percentage" office:value="0.000000127729689936018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23_PC-&gt;L5_TTPC1</text:p>
          </table:table-cell>
          <table:table-cell office:value-type="float" office:value="98670" calcext:value-type="float">
            <text:p>98670</text:p>
          </table:table-cell>
          <table:table-cell office:value-type="float" office:value="4.8673" calcext:value-type="float">
            <text:p>4.8673</text:p>
          </table:table-cell>
          <table:table-cell office:value-type="float" office:value="0.761341" calcext:value-type="float">
            <text:p>0.761341</text:p>
          </table:table-cell>
          <table:table-cell office:value-type="float" office:value="10.333" calcext:value-type="float">
            <text:p>10.333</text:p>
          </table:table-cell>
          <table:table-cell office:value-type="float" office:value="2.58325" calcext:value-type="float">
            <text:p>2.58325</text:p>
          </table:table-cell>
          <table:table-cell office:value-type="float" office:value="0.0750038" calcext:value-type="float">
            <text:p>0.0750038</text:p>
          </table:table-cell>
          <table:table-cell/>
          <table:table-cell office:value-type="string" calcext:value-type="string">
            <text:p>L23_PC&gt;L5_TTPC1</text:p>
          </table:table-cell>
          <table:table-cell office:value-type="float" office:value="98670" calcext:value-type="float">
            <text:p>98670</text:p>
          </table:table-cell>
          <table:table-cell office:value-type="float" office:value="4.8673046566693" calcext:value-type="float">
            <text:p>4.8673046567</text:p>
          </table:table-cell>
          <table:table-cell office:value-type="float" office:value="0.76134056" calcext:value-type="float">
            <text:p>0.76134056</text:p>
          </table:table-cell>
          <table:table-cell office:value-type="float" office:value="10.333008" calcext:value-type="float">
            <text:p>10.333008</text:p>
          </table:table-cell>
          <table:table-cell/>
          <table:table-cell table:formula="of:=[.J26]/[.B26]-1" office:value-type="percentage" office:value="0" calcext:value-type="percentage">
            <text:p>0.000%</text:p>
          </table:table-cell>
          <table:table-cell table:formula="of:=[.K26]/[.C26]-1" office:value-type="percentage" office:value="0.000000956725350276244" calcext:value-type="percentage">
            <text:p>0.000%</text:p>
          </table:table-cell>
          <table:table-cell table:formula="of:=[.L26]/[.D26]-1" office:value-type="percentage" office:value="-0.000000577927630196484" calcext:value-type="percentage">
            <text:p>0.000%</text:p>
          </table:table-cell>
          <table:table-cell table:formula="of:=[.M26]/[.E26]-1" office:value-type="percentage" office:value="0.000000774218523069692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23_PC-&gt;L6_MC</text:p>
          </table:table-cell>
          <table:table-cell office:value-type="float" office:value="1432" calcext:value-type="float">
            <text:p>1432</text:p>
          </table:table-cell>
          <table:table-cell office:value-type="float" office:value="2.0169" calcext:value-type="float">
            <text:p>2.0169</text:p>
          </table:table-cell>
          <table:table-cell office:value-type="float" office:value="0.814841" calcext:value-type="float">
            <text:p>0.814841</text:p>
          </table:table-cell>
          <table:table-cell office:value-type="float" office:value="3.98584" calcext:value-type="float">
            <text:p>3.98584</text:p>
          </table:table-cell>
          <table:table-cell office:value-type="float" office:value="0.99646" calcext:value-type="float">
            <text:p>0.99646</text:p>
          </table:table-cell>
          <table:table-cell office:value-type="float" office:value="0.0750524" calcext:value-type="float">
            <text:p>0.0750524</text:p>
          </table:table-cell>
          <table:table-cell/>
          <table:table-cell office:value-type="string" calcext:value-type="string">
            <text:p>L23_PC&gt;L6_MC</text:p>
          </table:table-cell>
          <table:table-cell office:value-type="float" office:value="1432" calcext:value-type="float">
            <text:p>1432</text:p>
          </table:table-cell>
          <table:table-cell office:value-type="float" office:value="2.0169014084507" calcext:value-type="float">
            <text:p>2.0169014085</text:p>
          </table:table-cell>
          <table:table-cell office:value-type="float" office:value="0.81484133" calcext:value-type="float">
            <text:p>0.81484133</text:p>
          </table:table-cell>
          <table:table-cell office:value-type="float" office:value="3.9858398" calcext:value-type="float">
            <text:p>3.9858398</text:p>
          </table:table-cell>
          <table:table-cell/>
          <table:table-cell table:formula="of:=[.J27]/[.B27]-1" office:value-type="percentage" office:value="0" calcext:value-type="percentage">
            <text:p>0.000%</text:p>
          </table:table-cell>
          <table:table-cell table:formula="of:=[.K27]/[.C27]-1" office:value-type="percentage" office:value="0.000000698324509995629" calcext:value-type="percentage">
            <text:p>0.000%</text:p>
          </table:table-cell>
          <table:table-cell table:formula="of:=[.L27]/[.D27]-1" office:value-type="percentage" office:value="0.000000404986985280686" calcext:value-type="percentage">
            <text:p>0.000%</text:p>
          </table:table-cell>
          <table:table-cell table:formula="of:=[.M27]/[.E27]-1" office:value-type="percentage" office:value="-0.0000000501776288297506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23_PC-&gt;L6_TPC_L1</text:p>
          </table:table-cell>
          <table:table-cell office:value-type="float" office:value="34990" calcext:value-type="float">
            <text:p>34990</text:p>
          </table:table-cell>
          <table:table-cell office:value-type="float" office:value="2.30001" calcext:value-type="float">
            <text:p>2.30001</text:p>
          </table:table-cell>
          <table:table-cell office:value-type="float" office:value="0.79751" calcext:value-type="float">
            <text:p>0.79751</text:p>
          </table:table-cell>
          <table:table-cell office:value-type="float" office:value="4.61031" calcext:value-type="float">
            <text:p>4.61031</text:p>
          </table:table-cell>
          <table:table-cell office:value-type="float" office:value="1.15258" calcext:value-type="float">
            <text:p>1.15258</text:p>
          </table:table-cell>
          <table:table-cell office:value-type="float" office:value="0.0750021" calcext:value-type="float">
            <text:p>0.0750021</text:p>
          </table:table-cell>
          <table:table-cell/>
          <table:table-cell office:value-type="string" calcext:value-type="string">
            <text:p>L23_PC&gt;L6_TPC_L1</text:p>
          </table:table-cell>
          <table:table-cell office:value-type="float" office:value="34990" calcext:value-type="float">
            <text:p>34990</text:p>
          </table:table-cell>
          <table:table-cell office:value-type="float" office:value="2.30000657332545" calcext:value-type="float">
            <text:p>2.3000065733</text:p>
          </table:table-cell>
          <table:table-cell office:value-type="float" office:value="0.7975101" calcext:value-type="float">
            <text:p>0.7975101</text:p>
          </table:table-cell>
          <table:table-cell office:value-type="float" office:value="4.6103053" calcext:value-type="float">
            <text:p>4.6103053</text:p>
          </table:table-cell>
          <table:table-cell/>
          <table:table-cell table:formula="of:=[.J28]/[.B28]-1" office:value-type="percentage" office:value="0" calcext:value-type="percentage">
            <text:p>0.000%</text:p>
          </table:table-cell>
          <table:table-cell table:formula="of:=[.K28]/[.C28]-1" office:value-type="percentage" office:value="-0.00000148985202430563" calcext:value-type="percentage">
            <text:p>0.000%</text:p>
          </table:table-cell>
          <table:table-cell table:formula="of:=[.L28]/[.D28]-1" office:value-type="percentage" office:value="0.00000012539027727243" calcext:value-type="percentage">
            <text:p>0.000%</text:p>
          </table:table-cell>
          <table:table-cell table:formula="of:=[.M28]/[.E28]-1" office:value-type="percentage" office:value="-0.00000101945422326111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4_MC-&gt;L1_SLAC</text:p>
          </table:table-cell>
          <table:table-cell office:value-type="float" office:value="6044" calcext:value-type="float">
            <text:p>6044</text:p>
          </table:table-cell>
          <table:table-cell office:value-type="float" office:value="3.94517" calcext:value-type="float">
            <text:p>3.94517</text:p>
          </table:table-cell>
          <table:table-cell office:value-type="float" office:value="0.756096" calcext:value-type="float">
            <text:p>0.756096</text:p>
          </table:table-cell>
          <table:table-cell office:value-type="float" office:value="8.18049" calcext:value-type="float">
            <text:p>8.18049</text:p>
          </table:table-cell>
          <table:table-cell office:value-type="float" office:value="2.04512" calcext:value-type="float">
            <text:p>2.04512</text:p>
          </table:table-cell>
          <table:table-cell office:value-type="float" office:value="0.0740367" calcext:value-type="float">
            <text:p>0.0740367</text:p>
          </table:table-cell>
          <table:table-cell/>
          <table:table-cell office:value-type="string" calcext:value-type="string">
            <text:p>L4_MC&gt;L1_SLAC</text:p>
          </table:table-cell>
          <table:table-cell office:value-type="float" office:value="6044" calcext:value-type="float">
            <text:p>6044</text:p>
          </table:table-cell>
          <table:table-cell office:value-type="float" office:value="3.94516971279373" calcext:value-type="float">
            <text:p>3.9451697128</text:p>
          </table:table-cell>
          <table:table-cell office:value-type="float" office:value="0.7560962" calcext:value-type="float">
            <text:p>0.7560962</text:p>
          </table:table-cell>
          <table:table-cell office:value-type="float" office:value="8.180494" calcext:value-type="float">
            <text:p>8.180494</text:p>
          </table:table-cell>
          <table:table-cell/>
          <table:table-cell table:formula="of:=[.J29]/[.B29]-1" office:value-type="percentage" office:value="0" calcext:value-type="percentage">
            <text:p>0.000%</text:p>
          </table:table-cell>
          <table:table-cell table:formula="of:=[.K29]/[.C29]-1" office:value-type="percentage" office:value="-0.0000000727994652338637" calcext:value-type="percentage">
            <text:p>0.000%</text:p>
          </table:table-cell>
          <table:table-cell table:formula="of:=[.L29]/[.D29]-1" office:value-type="percentage" office:value="0.000000264516675230197" calcext:value-type="percentage">
            <text:p>0.000%</text:p>
          </table:table-cell>
          <table:table-cell table:formula="of:=[.M29]/[.E29]-1" office:value-type="percentage" office:value="0.000000488968264544809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4_MC-&gt;L23_MC</text:p>
          </table:table-cell>
          <table:table-cell office:value-type="float" office:value="78066" calcext:value-type="float">
            <text:p>78066</text:p>
          </table:table-cell>
          <table:table-cell office:value-type="float" office:value="7.02981" calcext:value-type="float">
            <text:p>7.02981</text:p>
          </table:table-cell>
          <table:table-cell office:value-type="float" office:value="0.74694" calcext:value-type="float">
            <text:p>0.74694</text:p>
          </table:table-cell>
          <table:table-cell office:value-type="float" office:value="15.0117" calcext:value-type="float">
            <text:p>15.0117</text:p>
          </table:table-cell>
          <table:table-cell office:value-type="float" office:value="3.75293" calcext:value-type="float">
            <text:p>3.75293</text:p>
          </table:table-cell>
          <table:table-cell office:value-type="float" office:value="0.0740076" calcext:value-type="float">
            <text:p>0.0740076</text:p>
          </table:table-cell>
          <table:table-cell/>
          <table:table-cell office:value-type="string" calcext:value-type="string">
            <text:p>L4_MC&gt;L23_MC</text:p>
          </table:table-cell>
          <table:table-cell office:value-type="float" office:value="78066" calcext:value-type="float">
            <text:p>78066</text:p>
          </table:table-cell>
          <table:table-cell office:value-type="float" office:value="7.02980639351643" calcext:value-type="float">
            <text:p>7.0298063935</text:p>
          </table:table-cell>
          <table:table-cell office:value-type="float" office:value="0.74694043" calcext:value-type="float">
            <text:p>0.74694043</text:p>
          </table:table-cell>
          <table:table-cell office:value-type="float" office:value="15.011719" calcext:value-type="float">
            <text:p>15.011719</text:p>
          </table:table-cell>
          <table:table-cell/>
          <table:table-cell table:formula="of:=[.J30]/[.B30]-1" office:value-type="percentage" office:value="0" calcext:value-type="percentage">
            <text:p>0.000%</text:p>
          </table:table-cell>
          <table:table-cell table:formula="of:=[.K30]/[.C30]-1" office:value-type="percentage" office:value="-0.000000513027175186309" calcext:value-type="percentage">
            <text:p>0.000%</text:p>
          </table:table-cell>
          <table:table-cell table:formula="of:=[.L30]/[.D30]-1" office:value-type="percentage" office:value="0.000000575682116199516" calcext:value-type="percentage">
            <text:p>0.000%</text:p>
          </table:table-cell>
          <table:table-cell table:formula="of:=[.M30]/[.E30]-1" office:value-type="percentage" office:value="0.00000126567943681266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4_MC-&gt;L23_PC</text:p>
          </table:table-cell>
          <table:table-cell office:value-type="float" office:value="103837" calcext:value-type="float">
            <text:p>103837</text:p>
          </table:table-cell>
          <table:table-cell office:value-type="float" office:value="6.14275" calcext:value-type="float">
            <text:p>6.14275</text:p>
          </table:table-cell>
          <table:table-cell office:value-type="float" office:value="0.748171" calcext:value-type="float">
            <text:p>0.748171</text:p>
          </table:table-cell>
          <table:table-cell office:value-type="float" office:value="13.043" calcext:value-type="float">
            <text:p>13.043</text:p>
          </table:table-cell>
          <table:table-cell office:value-type="float" office:value="3.26074" calcext:value-type="float">
            <text:p>3.26074</text:p>
          </table:table-cell>
          <table:table-cell office:value-type="float" office:value="0.074005" calcext:value-type="float">
            <text:p>0.074005</text:p>
          </table:table-cell>
          <table:table-cell/>
          <table:table-cell office:value-type="string" calcext:value-type="string">
            <text:p>L4_MC&gt;L23_PC</text:p>
          </table:table-cell>
          <table:table-cell office:value-type="float" office:value="103837" calcext:value-type="float">
            <text:p>103837</text:p>
          </table:table-cell>
          <table:table-cell office:value-type="float" office:value="6.14274727875059" calcext:value-type="float">
            <text:p>6.1427472788</text:p>
          </table:table-cell>
          <table:table-cell office:value-type="float" office:value="0.7481714" calcext:value-type="float">
            <text:p>0.7481714</text:p>
          </table:table-cell>
          <table:table-cell office:value-type="float" office:value="13.042969" calcext:value-type="float">
            <text:p>13.042969</text:p>
          </table:table-cell>
          <table:table-cell/>
          <table:table-cell table:formula="of:=[.J31]/[.B31]-1" office:value-type="percentage" office:value="0" calcext:value-type="percentage">
            <text:p>0.000%</text:p>
          </table:table-cell>
          <table:table-cell table:formula="of:=[.K31]/[.C31]-1" office:value-type="percentage" office:value="-0.000000443001816563537" calcext:value-type="percentage">
            <text:p>0.000%</text:p>
          </table:table-cell>
          <table:table-cell table:formula="of:=[.L31]/[.D31]-1" office:value-type="percentage" office:value="0.000000534637135007898" calcext:value-type="percentage">
            <text:p>0.000%</text:p>
          </table:table-cell>
          <table:table-cell table:formula="of:=[.M31]/[.E31]-1" office:value-type="percentage" office:value="-0.0000023767538143149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4_MC-&gt;L4_MC</text:p>
          </table:table-cell>
          <table:table-cell office:value-type="float" office:value="163249" calcext:value-type="float">
            <text:p>163249</text:p>
          </table:table-cell>
          <table:table-cell office:value-type="float" office:value="12.6119" calcext:value-type="float">
            <text:p>12.6119</text:p>
          </table:table-cell>
          <table:table-cell office:value-type="float" office:value="0.744283" calcext:value-type="float">
            <text:p>0.744283</text:p>
          </table:table-cell>
          <table:table-cell office:value-type="float" office:value="27.4277" calcext:value-type="float">
            <text:p>27.4277</text:p>
          </table:table-cell>
          <table:table-cell office:value-type="float" office:value="6.85693" calcext:value-type="float">
            <text:p>6.85693</text:p>
          </table:table-cell>
          <table:table-cell office:value-type="float" office:value="0.0740122" calcext:value-type="float">
            <text:p>0.0740122</text:p>
          </table:table-cell>
          <table:table-cell/>
          <table:table-cell office:value-type="string" calcext:value-type="string">
            <text:p>L4_MC&gt;L4_MC</text:p>
          </table:table-cell>
          <table:table-cell office:value-type="float" office:value="163249" calcext:value-type="float">
            <text:p>163249</text:p>
          </table:table-cell>
          <table:table-cell office:value-type="float" office:value="12.6119437577256" calcext:value-type="float">
            <text:p>12.6119437577</text:p>
          </table:table-cell>
          <table:table-cell office:value-type="float" office:value="0.7442835" calcext:value-type="float">
            <text:p>0.7442835</text:p>
          </table:table-cell>
          <table:table-cell office:value-type="float" office:value="27.427734" calcext:value-type="float">
            <text:p>27.427734</text:p>
          </table:table-cell>
          <table:table-cell/>
          <table:table-cell table:formula="of:=[.J32]/[.B32]-1" office:value-type="percentage" office:value="0" calcext:value-type="percentage">
            <text:p>0.000%</text:p>
          </table:table-cell>
          <table:table-cell table:formula="of:=[.K32]/[.C32]-1" office:value-type="percentage" office:value="0.00000346955855867748" calcext:value-type="percentage">
            <text:p>0.000%</text:p>
          </table:table-cell>
          <table:table-cell table:formula="of:=[.L32]/[.D32]-1" office:value-type="percentage" office:value="0.000000671787478756514" calcext:value-type="percentage">
            <text:p>0.000%</text:p>
          </table:table-cell>
          <table:table-cell table:formula="of:=[.M32]/[.E32]-1" office:value-type="percentage" office:value="0.00000123962271714184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4_MC-&gt;L4_PC</text:p>
          </table:table-cell>
          <table:table-cell office:value-type="float" office:value="71797" calcext:value-type="float">
            <text:p>71797</text:p>
          </table:table-cell>
          <table:table-cell office:value-type="float" office:value="7.78625" calcext:value-type="float">
            <text:p>7.78625</text:p>
          </table:table-cell>
          <table:table-cell office:value-type="float" office:value="0.74621" calcext:value-type="float">
            <text:p>0.74621</text:p>
          </table:table-cell>
          <table:table-cell office:value-type="float" office:value="16.6919" calcext:value-type="float">
            <text:p>16.6919</text:p>
          </table:table-cell>
          <table:table-cell office:value-type="float" office:value="4.17297" calcext:value-type="float">
            <text:p>4.17297</text:p>
          </table:table-cell>
          <table:table-cell office:value-type="float" office:value="0.0740062" calcext:value-type="float">
            <text:p>0.0740062</text:p>
          </table:table-cell>
          <table:table-cell/>
          <table:table-cell office:value-type="string" calcext:value-type="string">
            <text:p>L4_MC&gt;L4_PC</text:p>
          </table:table-cell>
          <table:table-cell office:value-type="float" office:value="71797" calcext:value-type="float">
            <text:p>71797</text:p>
          </table:table-cell>
          <table:table-cell office:value-type="float" office:value="7.78624877995879" calcext:value-type="float">
            <text:p>7.78624878</text:p>
          </table:table-cell>
          <table:table-cell office:value-type="float" office:value="0.74620974" calcext:value-type="float">
            <text:p>0.74620974</text:p>
          </table:table-cell>
          <table:table-cell office:value-type="float" office:value="16.691895" calcext:value-type="float">
            <text:p>16.691895</text:p>
          </table:table-cell>
          <table:table-cell/>
          <table:table-cell table:formula="of:=[.J33]/[.B33]-1" office:value-type="percentage" office:value="0" calcext:value-type="percentage">
            <text:p>0.000%</text:p>
          </table:table-cell>
          <table:table-cell table:formula="of:=[.K33]/[.C33]-1" office:value-type="percentage" office:value="-0.000000156691759234384" calcext:value-type="percentage">
            <text:p>0.000%</text:p>
          </table:table-cell>
          <table:table-cell table:formula="of:=[.L33]/[.D33]-1" office:value-type="percentage" office:value="-0.000000348427386387407" calcext:value-type="percentage">
            <text:p>0.000%</text:p>
          </table:table-cell>
          <table:table-cell table:formula="of:=[.M33]/[.E33]-1" office:value-type="percentage" office:value="-0.000000299546486726143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4_MC-&gt;L5_MC</text:p>
          </table:table-cell>
          <table:table-cell office:value-type="float" office:value="9702" calcext:value-type="float">
            <text:p>9702</text:p>
          </table:table-cell>
          <table:table-cell office:value-type="float" office:value="3.39349" calcext:value-type="float">
            <text:p>3.39349</text:p>
          </table:table-cell>
          <table:table-cell office:value-type="float" office:value="0.761239" calcext:value-type="float">
            <text:p>0.761239</text:p>
          </table:table-cell>
          <table:table-cell office:value-type="float" office:value="6.96606" calcext:value-type="float">
            <text:p>6.96606</text:p>
          </table:table-cell>
          <table:table-cell office:value-type="float" office:value="1.74152" calcext:value-type="float">
            <text:p>1.74152</text:p>
          </table:table-cell>
          <table:table-cell office:value-type="float" office:value="0.0740687" calcext:value-type="float">
            <text:p>0.0740687</text:p>
          </table:table-cell>
          <table:table-cell/>
          <table:table-cell office:value-type="string" calcext:value-type="string">
            <text:p>L4_MC&gt;L5_MC</text:p>
          </table:table-cell>
          <table:table-cell office:value-type="float" office:value="9702" calcext:value-type="float">
            <text:p>9702</text:p>
          </table:table-cell>
          <table:table-cell office:value-type="float" office:value="3.39349422875131" calcext:value-type="float">
            <text:p>3.3934942288</text:p>
          </table:table-cell>
          <table:table-cell office:value-type="float" office:value="0.7612391" calcext:value-type="float">
            <text:p>0.7612391</text:p>
          </table:table-cell>
          <table:table-cell office:value-type="float" office:value="6.9660645" calcext:value-type="float">
            <text:p>6.9660645</text:p>
          </table:table-cell>
          <table:table-cell/>
          <table:table-cell table:formula="of:=[.J34]/[.B34]-1" office:value-type="percentage" office:value="0" calcext:value-type="percentage">
            <text:p>0.000%</text:p>
          </table:table-cell>
          <table:table-cell table:formula="of:=[.K34]/[.C34]-1" office:value-type="percentage" office:value="0.00000124613637053628" calcext:value-type="percentage">
            <text:p>0.000%</text:p>
          </table:table-cell>
          <table:table-cell table:formula="of:=[.L34]/[.D34]-1" office:value-type="percentage" office:value="0.00000013136478815845" calcext:value-type="percentage">
            <text:p>0.000%</text:p>
          </table:table-cell>
          <table:table-cell table:formula="of:=[.M34]/[.E34]-1" office:value-type="percentage" office:value="0.000000645989268077685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4_MC-&gt;L5_TTPC1</text:p>
          </table:table-cell>
          <table:table-cell office:value-type="float" office:value="188132" calcext:value-type="float">
            <text:p>188132</text:p>
          </table:table-cell>
          <table:table-cell office:value-type="float" office:value="11.3992" calcext:value-type="float">
            <text:p>11.3992</text:p>
          </table:table-cell>
          <table:table-cell office:value-type="float" office:value="0.7445" calcext:value-type="float">
            <text:p>0.7445</text:p>
          </table:table-cell>
          <table:table-cell office:value-type="float" office:value="24.7266" calcext:value-type="float">
            <text:p>24.7266</text:p>
          </table:table-cell>
          <table:table-cell office:value-type="float" office:value="6.18164" calcext:value-type="float">
            <text:p>6.18164</text:p>
          </table:table-cell>
          <table:table-cell office:value-type="float" office:value="0.0740059" calcext:value-type="float">
            <text:p>0.0740059</text:p>
          </table:table-cell>
          <table:table-cell/>
          <table:table-cell office:value-type="string" calcext:value-type="string">
            <text:p>L4_MC&gt;L5_TTPC1</text:p>
          </table:table-cell>
          <table:table-cell office:value-type="float" office:value="188132" calcext:value-type="float">
            <text:p>188132</text:p>
          </table:table-cell>
          <table:table-cell office:value-type="float" office:value="11.3991759573437" calcext:value-type="float">
            <text:p>11.3991759573</text:p>
          </table:table-cell>
          <table:table-cell office:value-type="float" office:value="0.7445001" calcext:value-type="float">
            <text:p>0.7445001</text:p>
          </table:table-cell>
          <table:table-cell office:value-type="float" office:value="24.726562" calcext:value-type="float">
            <text:p>24.726562</text:p>
          </table:table-cell>
          <table:table-cell/>
          <table:table-cell table:formula="of:=[.J35]/[.B35]-1" office:value-type="percentage" office:value="0" calcext:value-type="percentage">
            <text:p>0.000%</text:p>
          </table:table-cell>
          <table:table-cell table:formula="of:=[.K35]/[.C35]-1" office:value-type="percentage" office:value="-0.00000210915295162373" calcext:value-type="percentage">
            <text:p>0.000%</text:p>
          </table:table-cell>
          <table:table-cell table:formula="of:=[.L35]/[.D35]-1" office:value-type="percentage" office:value="0.000000134318334454875" calcext:value-type="percentage">
            <text:p>0.000%</text:p>
          </table:table-cell>
          <table:table-cell table:formula="of:=[.M35]/[.E35]-1" office:value-type="percentage" office:value="-0.00000153680651604482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4_MC-&gt;L6_MC</text:p>
          </table:table-cell>
          <table:table-cell office:value-type="float" office:value="737" calcext:value-type="float">
            <text:p>737</text:p>
          </table:table-cell>
          <table:table-cell office:value-type="float" office:value="2.26074" calcext:value-type="float">
            <text:p>2.26074</text:p>
          </table:table-cell>
          <table:table-cell office:value-type="float" office:value="0.789605" calcext:value-type="float">
            <text:p>0.789605</text:p>
          </table:table-cell>
          <table:table-cell office:value-type="float" office:value="4.48645" calcext:value-type="float">
            <text:p>4.48645</text:p>
          </table:table-cell>
          <table:table-cell office:value-type="float" office:value="1.12161" calcext:value-type="float">
            <text:p>1.12161</text:p>
          </table:table-cell>
          <table:table-cell office:value-type="float" office:value="0.0741005" calcext:value-type="float">
            <text:p>0.0741005</text:p>
          </table:table-cell>
          <table:table-cell/>
          <table:table-cell office:value-type="string" calcext:value-type="string">
            <text:p>L4_MC&gt;L6_MC</text:p>
          </table:table-cell>
          <table:table-cell office:value-type="float" office:value="737" calcext:value-type="float">
            <text:p>737</text:p>
          </table:table-cell>
          <table:table-cell office:value-type="float" office:value="2.26073619631902" calcext:value-type="float">
            <text:p>2.2607361963</text:p>
          </table:table-cell>
          <table:table-cell office:value-type="float" office:value="0.78960484" calcext:value-type="float">
            <text:p>0.78960484</text:p>
          </table:table-cell>
          <table:table-cell office:value-type="float" office:value="4.48645" calcext:value-type="float">
            <text:p>4.48645</text:p>
          </table:table-cell>
          <table:table-cell/>
          <table:table-cell table:formula="of:=[.J36]/[.B36]-1" office:value-type="percentage" office:value="0" calcext:value-type="percentage">
            <text:p>0.000%</text:p>
          </table:table-cell>
          <table:table-cell table:formula="of:=[.K36]/[.C36]-1" office:value-type="percentage" office:value="-0.00000168249377718865" calcext:value-type="percentage">
            <text:p>0.000%</text:p>
          </table:table-cell>
          <table:table-cell table:formula="of:=[.L36]/[.D36]-1" office:value-type="percentage" office:value="-0.000000202632962076343" calcext:value-type="percentage">
            <text:p>0.000%</text:p>
          </table:table-cell>
          <table:table-cell table:formula="of:=[.M36]/[.E36]-1" office:value-type="percentage" office:value="0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4_MC-&gt;L6_TPC_L1</text:p>
          </table:table-cell>
          <table:table-cell office:value-type="float" office:value="54710" calcext:value-type="float">
            <text:p>54710</text:p>
          </table:table-cell>
          <table:table-cell office:value-type="float" office:value="3.34638" calcext:value-type="float">
            <text:p>3.34638</text:p>
          </table:table-cell>
          <table:table-cell office:value-type="float" office:value="0.761749" calcext:value-type="float">
            <text:p>0.761749</text:p>
          </table:table-cell>
          <table:table-cell office:value-type="float" office:value="6.86206" calcext:value-type="float">
            <text:p>6.86206</text:p>
          </table:table-cell>
          <table:table-cell office:value-type="float" office:value="1.71552" calcext:value-type="float">
            <text:p>1.71552</text:p>
          </table:table-cell>
          <table:table-cell office:value-type="float" office:value="0.0740041" calcext:value-type="float">
            <text:p>0.0740041</text:p>
          </table:table-cell>
          <table:table-cell/>
          <table:table-cell office:value-type="string" calcext:value-type="string">
            <text:p>L4_MC&gt;L6_TPC_L1</text:p>
          </table:table-cell>
          <table:table-cell office:value-type="float" office:value="54710" calcext:value-type="float">
            <text:p>54710</text:p>
          </table:table-cell>
          <table:table-cell office:value-type="float" office:value="3.34638204171509" calcext:value-type="float">
            <text:p>3.3463820417</text:p>
          </table:table-cell>
          <table:table-cell office:value-type="float" office:value="0.76174873" calcext:value-type="float">
            <text:p>0.76174873</text:p>
          </table:table-cell>
          <table:table-cell office:value-type="float" office:value="6.8620605" calcext:value-type="float">
            <text:p>6.8620605</text:p>
          </table:table-cell>
          <table:table-cell/>
          <table:table-cell table:formula="of:=[.J37]/[.B37]-1" office:value-type="percentage" office:value="0" calcext:value-type="percentage">
            <text:p>0.000%</text:p>
          </table:table-cell>
          <table:table-cell table:formula="of:=[.K37]/[.C37]-1" office:value-type="percentage" office:value="0.000000610126491995544" calcext:value-type="percentage">
            <text:p>0.000%</text:p>
          </table:table-cell>
          <table:table-cell table:formula="of:=[.L37]/[.D37]-1" office:value-type="percentage" office:value="-0.000000354447462380669" calcext:value-type="percentage">
            <text:p>0.000%</text:p>
          </table:table-cell>
          <table:table-cell table:formula="of:=[.M37]/[.E37]-1" office:value-type="percentage" office:value="0.0000000728644169445403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4_PC-&gt;L1_SLA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4_PC-&gt;L23_MC</text:p>
          </table:table-cell>
          <table:table-cell office:value-type="float" office:value="2173" calcext:value-type="float">
            <text:p>2173</text:p>
          </table:table-cell>
          <table:table-cell office:value-type="float" office:value="2.03274" calcext:value-type="float">
            <text:p>2.03274</text:p>
          </table:table-cell>
          <table:table-cell office:value-type="float" office:value="0.666709" calcext:value-type="float">
            <text:p>0.666709</text:p>
          </table:table-cell>
          <table:table-cell office:value-type="float" office:value="3.56561" calcext:value-type="float">
            <text:p>3.56561</text:p>
          </table:table-cell>
          <table:table-cell office:value-type="float" office:value="0.891403" calcext:value-type="float">
            <text:p>0.891403</text:p>
          </table:table-cell>
          <table:table-cell office:value-type="float" office:value="0.0600276" calcext:value-type="float">
            <text:p>0.0600276</text:p>
          </table:table-cell>
          <table:table-cell/>
          <table:table-cell office:value-type="string" calcext:value-type="string">
            <text:p>L4_PC&gt;L23_MC</text:p>
          </table:table-cell>
          <table:table-cell office:value-type="float" office:value="2173" calcext:value-type="float">
            <text:p>2173</text:p>
          </table:table-cell>
          <table:table-cell office:value-type="float" office:value="2.03274087932647" calcext:value-type="float">
            <text:p>2.0327408793</text:p>
          </table:table-cell>
          <table:table-cell office:value-type="float" office:value="0.66670895" calcext:value-type="float">
            <text:p>0.66670895</text:p>
          </table:table-cell>
          <table:table-cell office:value-type="float" office:value="3.5656128" calcext:value-type="float">
            <text:p>3.5656128</text:p>
          </table:table-cell>
          <table:table-cell/>
          <table:table-cell table:formula="of:=[.J39]/[.B39]-1" office:value-type="percentage" office:value="0" calcext:value-type="percentage">
            <text:p>0.000%</text:p>
          </table:table-cell>
          <table:table-cell table:formula="of:=[.K39]/[.C39]-1" office:value-type="percentage" office:value="0.000000432581871434579" calcext:value-type="percentage">
            <text:p>0.000%</text:p>
          </table:table-cell>
          <table:table-cell table:formula="of:=[.L39]/[.D39]-1" office:value-type="percentage" office:value="-0.0000000749952377976371" calcext:value-type="percentage">
            <text:p>0.000%</text:p>
          </table:table-cell>
          <table:table-cell table:formula="of:=[.M39]/[.E39]-1" office:value-type="percentage" office:value="0.000000785279377302217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4_PC-&gt;L23_PC</text:p>
          </table:table-cell>
          <table:table-cell office:value-type="float" office:value="2212" calcext:value-type="float">
            <text:p>2212</text:p>
          </table:table-cell>
          <table:table-cell office:value-type="float" office:value="1.78675" calcext:value-type="float">
            <text:p>1.78675</text:p>
          </table:table-cell>
          <table:table-cell office:value-type="float" office:value="0.69104" calcext:value-type="float">
            <text:p>0.69104</text:p>
          </table:table-cell>
          <table:table-cell office:value-type="float" office:value="3.13103" calcext:value-type="float">
            <text:p>3.13103</text:p>
          </table:table-cell>
          <table:table-cell office:value-type="float" office:value="0.782758" calcext:value-type="float">
            <text:p>0.782758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L4_PC&gt;L23_PC</text:p>
          </table:table-cell>
          <table:table-cell office:value-type="float" office:value="2212" calcext:value-type="float">
            <text:p>2212</text:p>
          </table:table-cell>
          <table:table-cell office:value-type="float" office:value="1.78675282714055" calcext:value-type="float">
            <text:p>1.7867528271</text:p>
          </table:table-cell>
          <table:table-cell office:value-type="float" office:value="0.69104004" calcext:value-type="float">
            <text:p>0.69104004</text:p>
          </table:table-cell>
          <table:table-cell office:value-type="float" office:value="3.1310332" calcext:value-type="float">
            <text:p>3.1310332</text:p>
          </table:table-cell>
          <table:table-cell/>
          <table:table-cell table:formula="of:=[.J40]/[.B40]-1" office:value-type="percentage" office:value="0" calcext:value-type="percentage">
            <text:p>0.000%</text:p>
          </table:table-cell>
          <table:table-cell table:formula="of:=[.K40]/[.C40]-1" office:value-type="percentage" office:value="0.00000158228098467994" calcext:value-type="percentage">
            <text:p>0.000%</text:p>
          </table:table-cell>
          <table:table-cell table:formula="of:=[.L40]/[.D40]-1" office:value-type="percentage" office:value="0.0000000578837691112" calcext:value-type="percentage">
            <text:p>0.000%</text:p>
          </table:table-cell>
          <table:table-cell table:formula="of:=[.M40]/[.E40]-1" office:value-type="percentage" office:value="0.00000102202789498129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4_PC-&gt;L4_MC</text:p>
          </table:table-cell>
          <table:table-cell office:value-type="float" office:value="23879" calcext:value-type="float">
            <text:p>23879</text:p>
          </table:table-cell>
          <table:table-cell office:value-type="float" office:value="3.27154" calcext:value-type="float">
            <text:p>3.27154</text:p>
          </table:table-cell>
          <table:table-cell office:value-type="float" office:value="0.624446" calcext:value-type="float">
            <text:p>0.624446</text:p>
          </table:table-cell>
          <table:table-cell office:value-type="float" office:value="5.75537" calcext:value-type="float">
            <text:p>5.75537</text:p>
          </table:table-cell>
          <table:table-cell office:value-type="float" office:value="1.43884" calcext:value-type="float">
            <text:p>1.43884</text:p>
          </table:table-cell>
          <table:table-cell office:value-type="float" office:value="0.0600075" calcext:value-type="float">
            <text:p>0.0600075</text:p>
          </table:table-cell>
          <table:table-cell/>
          <table:table-cell office:value-type="string" calcext:value-type="string">
            <text:p>L4_PC&gt;L4_MC</text:p>
          </table:table-cell>
          <table:table-cell office:value-type="float" office:value="23879" calcext:value-type="float">
            <text:p>23879</text:p>
          </table:table-cell>
          <table:table-cell office:value-type="float" office:value="3.27154404712974" calcext:value-type="float">
            <text:p>3.2715440471</text:p>
          </table:table-cell>
          <table:table-cell office:value-type="float" office:value="0.6244462" calcext:value-type="float">
            <text:p>0.6244462</text:p>
          </table:table-cell>
          <table:table-cell office:value-type="float" office:value="5.755371" calcext:value-type="float">
            <text:p>5.755371</text:p>
          </table:table-cell>
          <table:table-cell/>
          <table:table-cell table:formula="of:=[.J41]/[.B41]-1" office:value-type="percentage" office:value="0" calcext:value-type="percentage">
            <text:p>0.000%</text:p>
          </table:table-cell>
          <table:table-cell table:formula="of:=[.K41]/[.C41]-1" office:value-type="percentage" office:value="0.00000123707175947452" calcext:value-type="percentage">
            <text:p>0.000%</text:p>
          </table:table-cell>
          <table:table-cell table:formula="of:=[.L41]/[.D41]-1" office:value-type="percentage" office:value="0.00000032028389962413" calcext:value-type="percentage">
            <text:p>0.000%</text:p>
          </table:table-cell>
          <table:table-cell table:formula="of:=[.M41]/[.E41]-1" office:value-type="percentage" office:value="0.000000173750775323001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4_PC-&gt;L4_PC</text:p>
          </table:table-cell>
          <table:table-cell office:value-type="float" office:value="7164" calcext:value-type="float">
            <text:p>7164</text:p>
          </table:table-cell>
          <table:table-cell office:value-type="float" office:value="2.39519" calcext:value-type="float">
            <text:p>2.39519</text:p>
          </table:table-cell>
          <table:table-cell office:value-type="float" office:value="0.64623" calcext:value-type="float">
            <text:p>0.64623</text:p>
          </table:table-cell>
          <table:table-cell office:value-type="float" office:value="4.20483" calcext:value-type="float">
            <text:p>4.20483</text:p>
          </table:table-cell>
          <table:table-cell office:value-type="float" office:value="1.05121" calcext:value-type="float">
            <text:p>1.05121</text:p>
          </table:table-cell>
          <table:table-cell office:value-type="float" office:value="0.0600168" calcext:value-type="float">
            <text:p>0.0600168</text:p>
          </table:table-cell>
          <table:table-cell/>
          <table:table-cell office:value-type="string" calcext:value-type="string">
            <text:p>L4_PC&gt;L4_PC</text:p>
          </table:table-cell>
          <table:table-cell office:value-type="float" office:value="7164" calcext:value-type="float">
            <text:p>7164</text:p>
          </table:table-cell>
          <table:table-cell office:value-type="float" office:value="2.39518555667001" calcext:value-type="float">
            <text:p>2.3951855567</text:p>
          </table:table-cell>
          <table:table-cell office:value-type="float" office:value="0.6462304" calcext:value-type="float">
            <text:p>0.6462304</text:p>
          </table:table-cell>
          <table:table-cell office:value-type="float" office:value="4.204834" calcext:value-type="float">
            <text:p>4.204834</text:p>
          </table:table-cell>
          <table:table-cell/>
          <table:table-cell table:formula="of:=[.J42]/[.B42]-1" office:value-type="percentage" office:value="0" calcext:value-type="percentage">
            <text:p>0.000%</text:p>
          </table:table-cell>
          <table:table-cell table:formula="of:=[.K42]/[.C42]-1" office:value-type="percentage" office:value="-0.00000185510543615486" calcext:value-type="percentage">
            <text:p>0.000%</text:p>
          </table:table-cell>
          <table:table-cell table:formula="of:=[.L42]/[.D42]-1" office:value-type="percentage" office:value="0.000000618974668409322" calcext:value-type="percentage">
            <text:p>0.000%</text:p>
          </table:table-cell>
          <table:table-cell table:formula="of:=[.M42]/[.E42]-1" office:value-type="percentage" office:value="0.000000951286972306065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4_PC-&gt;L5_MC</text:p>
          </table:table-cell>
          <table:table-cell office:value-type="float" office:value="4237" calcext:value-type="float">
            <text:p>4237</text:p>
          </table:table-cell>
          <table:table-cell office:value-type="float" office:value="2.37367" calcext:value-type="float">
            <text:p>2.37367</text:p>
          </table:table-cell>
          <table:table-cell office:value-type="float" office:value="0.647111" calcext:value-type="float">
            <text:p>0.647111</text:p>
          </table:table-cell>
          <table:table-cell office:value-type="float" office:value="4.16675" calcext:value-type="float">
            <text:p>4.16675</text:p>
          </table:table-cell>
          <table:table-cell office:value-type="float" office:value="1.04169" calcext:value-type="float">
            <text:p>1.04169</text:p>
          </table:table-cell>
          <table:table-cell office:value-type="float" office:value="0.0600142" calcext:value-type="float">
            <text:p>0.0600142</text:p>
          </table:table-cell>
          <table:table-cell/>
          <table:table-cell office:value-type="string" calcext:value-type="string">
            <text:p>L4_PC&gt;L5_MC</text:p>
          </table:table-cell>
          <table:table-cell office:value-type="float" office:value="4237" calcext:value-type="float">
            <text:p>4237</text:p>
          </table:table-cell>
          <table:table-cell office:value-type="float" office:value="2.37366946778711" calcext:value-type="float">
            <text:p>2.3736694678</text:p>
          </table:table-cell>
          <table:table-cell office:value-type="float" office:value="0.6471106" calcext:value-type="float">
            <text:p>0.6471106</text:p>
          </table:table-cell>
          <table:table-cell office:value-type="float" office:value="4.166748" calcext:value-type="float">
            <text:p>4.166748</text:p>
          </table:table-cell>
          <table:table-cell/>
          <table:table-cell table:formula="of:=[.J43]/[.B43]-1" office:value-type="percentage" office:value="0" calcext:value-type="percentage">
            <text:p>0.000%</text:p>
          </table:table-cell>
          <table:table-cell table:formula="of:=[.K43]/[.C43]-1" office:value-type="percentage" office:value="-0.000000224215196409361" calcext:value-type="percentage">
            <text:p>0.000%</text:p>
          </table:table-cell>
          <table:table-cell table:formula="of:=[.L43]/[.D43]-1" office:value-type="percentage" office:value="-0.000000618131974272629" calcext:value-type="percentage">
            <text:p>0.000%</text:p>
          </table:table-cell>
          <table:table-cell table:formula="of:=[.M43]/[.E43]-1" office:value-type="percentage" office:value="-0.000000479990400203967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4_PC-&gt;L5_TTPC1</text:p>
          </table:table-cell>
          <table:table-cell office:value-type="float" office:value="35169" calcext:value-type="float">
            <text:p>35169</text:p>
          </table:table-cell>
          <table:table-cell office:value-type="float" office:value="3.69966" calcext:value-type="float">
            <text:p>3.69966</text:p>
          </table:table-cell>
          <table:table-cell office:value-type="float" office:value="0.619381" calcext:value-type="float">
            <text:p>0.619381</text:p>
          </table:table-cell>
          <table:table-cell office:value-type="float" office:value="6.51636" calcext:value-type="float">
            <text:p>6.51636</text:p>
          </table:table-cell>
          <table:table-cell office:value-type="float" office:value="1.62909" calcext:value-type="float">
            <text:p>1.62909</text:p>
          </table:table-cell>
          <table:table-cell office:value-type="float" office:value="0.0600102" calcext:value-type="float">
            <text:p>0.0600102</text:p>
          </table:table-cell>
          <table:table-cell/>
          <table:table-cell office:value-type="string" calcext:value-type="string">
            <text:p>L4_PC&gt;L5_TTPC1</text:p>
          </table:table-cell>
          <table:table-cell office:value-type="float" office:value="35169" calcext:value-type="float">
            <text:p>35169</text:p>
          </table:table-cell>
          <table:table-cell office:value-type="float" office:value="3.69966337050284" calcext:value-type="float">
            <text:p>3.6996633705</text:p>
          </table:table-cell>
          <table:table-cell office:value-type="float" office:value="0.6193806" calcext:value-type="float">
            <text:p>0.6193806</text:p>
          </table:table-cell>
          <table:table-cell office:value-type="float" office:value="6.5163574" calcext:value-type="float">
            <text:p>6.5163574</text:p>
          </table:table-cell>
          <table:table-cell/>
          <table:table-cell table:formula="of:=[.J44]/[.B44]-1" office:value-type="percentage" office:value="0" calcext:value-type="percentage">
            <text:p>0.000%</text:p>
          </table:table-cell>
          <table:table-cell table:formula="of:=[.K44]/[.C44]-1" office:value-type="percentage" office:value="0.00000091103042976215" calcext:value-type="percentage">
            <text:p>0.000%</text:p>
          </table:table-cell>
          <table:table-cell table:formula="of:=[.L44]/[.D44]-1" office:value-type="percentage" office:value="-0.000000645806054744291" calcext:value-type="percentage">
            <text:p>0.000%</text:p>
          </table:table-cell>
          <table:table-cell table:formula="of:=[.M44]/[.E44]-1" office:value-type="percentage" office:value="-0.000000398995758210674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4_PC-&gt;L6_MC</text:p>
          </table:table-cell>
          <table:table-cell office:value-type="float" office:value="878" calcext:value-type="float">
            <text:p>878</text:p>
          </table:table-cell>
          <table:table-cell office:value-type="float" office:value="1.81781" calcext:value-type="float">
            <text:p>1.81781</text:p>
          </table:table-cell>
          <table:table-cell office:value-type="float" office:value="0.687256" calcext:value-type="float">
            <text:p>0.687256</text:p>
          </table:table-cell>
          <table:table-cell office:value-type="float" office:value="3.18612" calcext:value-type="float">
            <text:p>3.18612</text:p>
          </table:table-cell>
          <table:table-cell office:value-type="float" office:value="0.796531" calcext:value-type="float">
            <text:p>0.796531</text:p>
          </table:table-cell>
          <table:table-cell office:value-type="float" office:value="0.0600684" calcext:value-type="float">
            <text:p>0.0600684</text:p>
          </table:table-cell>
          <table:table-cell/>
          <table:table-cell office:value-type="string" calcext:value-type="string">
            <text:p>L4_PC&gt;L6_MC</text:p>
          </table:table-cell>
          <table:table-cell office:value-type="float" office:value="878" calcext:value-type="float">
            <text:p>878</text:p>
          </table:table-cell>
          <table:table-cell office:value-type="float" office:value="1.81780538302277" calcext:value-type="float">
            <text:p>1.817805383</text:p>
          </table:table-cell>
          <table:table-cell office:value-type="float" office:value="0.68725586" calcext:value-type="float">
            <text:p>0.68725586</text:p>
          </table:table-cell>
          <table:table-cell office:value-type="float" office:value="3.1861246" calcext:value-type="float">
            <text:p>3.1861246</text:p>
          </table:table-cell>
          <table:table-cell/>
          <table:table-cell table:formula="of:=[.J45]/[.B45]-1" office:value-type="percentage" office:value="0" calcext:value-type="percentage">
            <text:p>0.000%</text:p>
          </table:table-cell>
          <table:table-cell table:formula="of:=[.K45]/[.C45]-1" office:value-type="percentage" office:value="-0.00000253985687492797" calcext:value-type="percentage">
            <text:p>0.000%</text:p>
          </table:table-cell>
          <table:table-cell table:formula="of:=[.L45]/[.D45]-1" office:value-type="percentage" office:value="-0.000000203708661605795" calcext:value-type="percentage">
            <text:p>0.000%</text:p>
          </table:table-cell>
          <table:table-cell table:formula="of:=[.M45]/[.E45]-1" office:value-type="percentage" office:value="0.00000144376231903109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4_PC-&gt;L6_TPC_L1</text:p>
          </table:table-cell>
          <table:table-cell office:value-type="float" office:value="14495" calcext:value-type="float">
            <text:p>14495</text:p>
          </table:table-cell>
          <table:table-cell office:value-type="float" office:value="2.01824" calcext:value-type="float">
            <text:p>2.01824</text:p>
          </table:table-cell>
          <table:table-cell office:value-type="float" office:value="0.667872" calcext:value-type="float">
            <text:p>0.667872</text:p>
          </table:table-cell>
          <table:table-cell office:value-type="float" office:value="3.54016" calcext:value-type="float">
            <text:p>3.54016</text:p>
          </table:table-cell>
          <table:table-cell office:value-type="float" office:value="0.88504" calcext:value-type="float">
            <text:p>0.88504</text:p>
          </table:table-cell>
          <table:table-cell office:value-type="float" office:value="0.0600083" calcext:value-type="float">
            <text:p>0.0600083</text:p>
          </table:table-cell>
          <table:table-cell/>
          <table:table-cell office:value-type="string" calcext:value-type="string">
            <text:p>L4_PC&gt;L6_TPC_L1</text:p>
          </table:table-cell>
          <table:table-cell office:value-type="float" office:value="14495" calcext:value-type="float">
            <text:p>14495</text:p>
          </table:table-cell>
          <table:table-cell office:value-type="float" office:value="2.01824004455583" calcext:value-type="float">
            <text:p>2.0182400446</text:p>
          </table:table-cell>
          <table:table-cell office:value-type="float" office:value="0.6678717" calcext:value-type="float">
            <text:p>0.6678717</text:p>
          </table:table-cell>
          <table:table-cell office:value-type="float" office:value="3.5401611" calcext:value-type="float">
            <text:p>3.5401611</text:p>
          </table:table-cell>
          <table:table-cell/>
          <table:table-cell table:formula="of:=[.J46]/[.B46]-1" office:value-type="percentage" office:value="0" calcext:value-type="percentage">
            <text:p>0.000%</text:p>
          </table:table-cell>
          <table:table-cell table:formula="of:=[.K46]/[.C46]-1" office:value-type="percentage" office:value="0.0000000220765785652333" calcext:value-type="percentage">
            <text:p>0.000%</text:p>
          </table:table-cell>
          <table:table-cell table:formula="of:=[.L46]/[.D46]-1" office:value-type="percentage" office:value="-0.000000449187868456491" calcext:value-type="percentage">
            <text:p>0.000%</text:p>
          </table:table-cell>
          <table:table-cell table:formula="of:=[.M46]/[.E46]-1" office:value-type="percentage" office:value="0.000000310720419394173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5_MC-&gt;L1_SLAC</text:p>
          </table:table-cell>
          <table:table-cell office:value-type="float" office:value="426" calcext:value-type="float">
            <text:p>426</text:p>
          </table:table-cell>
          <table:table-cell office:value-type="float" office:value="2.05797" calcext:value-type="float">
            <text:p>2.05797</text:p>
          </table:table-cell>
          <table:table-cell office:value-type="float" office:value="0.684443" calcext:value-type="float">
            <text:p>0.684443</text:p>
          </table:table-cell>
          <table:table-cell office:value-type="float" office:value="3.67236" calcext:value-type="float">
            <text:p>3.67236</text:p>
          </table:table-cell>
          <table:table-cell office:value-type="float" office:value="0.918091" calcext:value-type="float">
            <text:p>0.918091</text:p>
          </table:table-cell>
          <table:table-cell office:value-type="float" office:value="0.0621459" calcext:value-type="float">
            <text:p>0.0621459</text:p>
          </table:table-cell>
          <table:table-cell/>
          <table:table-cell office:value-type="string" calcext:value-type="string">
            <text:p>L5_MC&gt;L1_SLAC</text:p>
          </table:table-cell>
          <table:table-cell office:value-type="float" office:value="426" calcext:value-type="float">
            <text:p>426</text:p>
          </table:table-cell>
          <table:table-cell office:value-type="float" office:value="2.05797101449275" calcext:value-type="float">
            <text:p>2.0579710145</text:p>
          </table:table-cell>
          <table:table-cell office:value-type="float" office:value="0.68444324" calcext:value-type="float">
            <text:p>0.68444324</text:p>
          </table:table-cell>
          <table:table-cell office:value-type="float" office:value="3.6723633" calcext:value-type="float">
            <text:p>3.6723633</text:p>
          </table:table-cell>
          <table:table-cell/>
          <table:table-cell table:formula="of:=[.J47]/[.B47]-1" office:value-type="percentage" office:value="0" calcext:value-type="percentage">
            <text:p>0.000%</text:p>
          </table:table-cell>
          <table:table-cell table:formula="of:=[.K47]/[.C47]-1" office:value-type="percentage" office:value="0.000000492957989317588" calcext:value-type="percentage">
            <text:p>0.000%</text:p>
          </table:table-cell>
          <table:table-cell table:formula="of:=[.L47]/[.D47]-1" office:value-type="percentage" office:value="0.000000350650090741311" calcext:value-type="percentage">
            <text:p>0.000%</text:p>
          </table:table-cell>
          <table:table-cell table:formula="of:=[.M47]/[.E47]-1" office:value-type="percentage" office:value="0.000000898604711752071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5_MC-&gt;L23_MC</text:p>
          </table:table-cell>
          <table:table-cell office:value-type="float" office:value="13720" calcext:value-type="float">
            <text:p>13720</text:p>
          </table:table-cell>
          <table:table-cell office:value-type="float" office:value="4.02228" calcext:value-type="float">
            <text:p>4.02228</text:p>
          </table:table-cell>
          <table:table-cell office:value-type="float" office:value="0.636468" calcext:value-type="float">
            <text:p>0.636468</text:p>
          </table:table-cell>
          <table:table-cell office:value-type="float" office:value="7.27075" calcext:value-type="float">
            <text:p>7.27075</text:p>
          </table:table-cell>
          <table:table-cell office:value-type="float" office:value="1.81769" calcext:value-type="float">
            <text:p>1.81769</text:p>
          </table:table-cell>
          <table:table-cell office:value-type="float" office:value="0.0620045" calcext:value-type="float">
            <text:p>0.0620045</text:p>
          </table:table-cell>
          <table:table-cell/>
          <table:table-cell office:value-type="string" calcext:value-type="string">
            <text:p>L5_MC&gt;L23_MC</text:p>
          </table:table-cell>
          <table:table-cell office:value-type="float" office:value="13720" calcext:value-type="float">
            <text:p>13720</text:p>
          </table:table-cell>
          <table:table-cell office:value-type="float" office:value="4.02228085605394" calcext:value-type="float">
            <text:p>4.0222808561</text:p>
          </table:table-cell>
          <table:table-cell office:value-type="float" office:value="0.63646764" calcext:value-type="float">
            <text:p>0.63646764</text:p>
          </table:table-cell>
          <table:table-cell office:value-type="float" office:value="7.270752" calcext:value-type="float">
            <text:p>7.270752</text:p>
          </table:table-cell>
          <table:table-cell/>
          <table:table-cell table:formula="of:=[.J48]/[.B48]-1" office:value-type="percentage" office:value="0" calcext:value-type="percentage">
            <text:p>0.000%</text:p>
          </table:table-cell>
          <table:table-cell table:formula="of:=[.K48]/[.C48]-1" office:value-type="percentage" office:value="0.000000212828033419044" calcext:value-type="percentage">
            <text:p>0.000%</text:p>
          </table:table-cell>
          <table:table-cell table:formula="of:=[.L48]/[.D48]-1" office:value-type="percentage" office:value="-0.000000565621523618276" calcext:value-type="percentage">
            <text:p>0.000%</text:p>
          </table:table-cell>
          <table:table-cell table:formula="of:=[.M48]/[.E48]-1" office:value-type="percentage" office:value="0.000000275074786060259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5_MC-&gt;L23_PC</text:p>
          </table:table-cell>
          <table:table-cell office:value-type="float" office:value="19870" calcext:value-type="float">
            <text:p>19870</text:p>
          </table:table-cell>
          <table:table-cell office:value-type="float" office:value="3.60486" calcext:value-type="float">
            <text:p>3.60486</text:p>
          </table:table-cell>
          <table:table-cell office:value-type="float" office:value="0.640142" calcext:value-type="float">
            <text:p>0.640142</text:p>
          </table:table-cell>
          <table:table-cell office:value-type="float" office:value="6.50244" calcext:value-type="float">
            <text:p>6.50244</text:p>
          </table:table-cell>
          <table:table-cell office:value-type="float" office:value="1.62561" calcext:value-type="float">
            <text:p>1.62561</text:p>
          </table:table-cell>
          <table:table-cell office:value-type="float" office:value="0.0620062" calcext:value-type="float">
            <text:p>0.0620062</text:p>
          </table:table-cell>
          <table:table-cell/>
          <table:table-cell office:value-type="string" calcext:value-type="string">
            <text:p>L5_MC&gt;L23_PC</text:p>
          </table:table-cell>
          <table:table-cell office:value-type="float" office:value="19870" calcext:value-type="float">
            <text:p>19870</text:p>
          </table:table-cell>
          <table:table-cell office:value-type="float" office:value="3.60486211901306" calcext:value-type="float">
            <text:p>3.604862119</text:p>
          </table:table-cell>
          <table:table-cell office:value-type="float" office:value="0.64014155" calcext:value-type="float">
            <text:p>0.64014155</text:p>
          </table:table-cell>
          <table:table-cell office:value-type="float" office:value="6.5024414" calcext:value-type="float">
            <text:p>6.5024414</text:p>
          </table:table-cell>
          <table:table-cell/>
          <table:table-cell table:formula="of:=[.J49]/[.B49]-1" office:value-type="percentage" office:value="0" calcext:value-type="percentage">
            <text:p>0.000%</text:p>
          </table:table-cell>
          <table:table-cell table:formula="of:=[.K49]/[.C49]-1" office:value-type="percentage" office:value="0.000000587821180841885" calcext:value-type="percentage">
            <text:p>0.000%</text:p>
          </table:table-cell>
          <table:table-cell table:formula="of:=[.L49]/[.D49]-1" office:value-type="percentage" office:value="-0.000000702969028654188" calcext:value-type="percentage">
            <text:p>0.000%</text:p>
          </table:table-cell>
          <table:table-cell table:formula="of:=[.M49]/[.E49]-1" office:value-type="percentage" office:value="0.000000215303793682509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5_MC-&gt;L4_MC</text:p>
          </table:table-cell>
          <table:table-cell office:value-type="float" office:value="36062" calcext:value-type="float">
            <text:p>36062</text:p>
          </table:table-cell>
          <table:table-cell office:value-type="float" office:value="7.12406" calcext:value-type="float">
            <text:p>7.12406</text:p>
          </table:table-cell>
          <table:table-cell office:value-type="float" office:value="0.62685" calcext:value-type="float">
            <text:p>0.62685</text:p>
          </table:table-cell>
          <table:table-cell office:value-type="float" office:value="13.0166" calcext:value-type="float">
            <text:p>13.0166</text:p>
          </table:table-cell>
          <table:table-cell office:value-type="float" office:value="3.25415" calcext:value-type="float">
            <text:p>3.25415</text:p>
          </table:table-cell>
          <table:table-cell office:value-type="float" office:value="0.0620138" calcext:value-type="float">
            <text:p>0.0620138</text:p>
          </table:table-cell>
          <table:table-cell/>
          <table:table-cell office:value-type="string" calcext:value-type="string">
            <text:p>L5_MC&gt;L4_MC</text:p>
          </table:table-cell>
          <table:table-cell office:value-type="float" office:value="36062" calcext:value-type="float">
            <text:p>36062</text:p>
          </table:table-cell>
          <table:table-cell office:value-type="float" office:value="7.12406163571711" calcext:value-type="float">
            <text:p>7.1240616357</text:p>
          </table:table-cell>
          <table:table-cell office:value-type="float" office:value="0.6268499" calcext:value-type="float">
            <text:p>0.6268499</text:p>
          </table:table-cell>
          <table:table-cell office:value-type="float" office:value="13.016602" calcext:value-type="float">
            <text:p>13.016602</text:p>
          </table:table-cell>
          <table:table-cell/>
          <table:table-cell table:formula="of:=[.J50]/[.B50]-1" office:value-type="percentage" office:value="0" calcext:value-type="percentage">
            <text:p>0.000%</text:p>
          </table:table-cell>
          <table:table-cell table:formula="of:=[.K50]/[.C50]-1" office:value-type="percentage" office:value="0.000000229604622647983" calcext:value-type="percentage">
            <text:p>0.000%</text:p>
          </table:table-cell>
          <table:table-cell table:formula="of:=[.L50]/[.D50]-1" office:value-type="percentage" office:value="-0.000000159527797860548" calcext:value-type="percentage">
            <text:p>0.000%</text:p>
          </table:table-cell>
          <table:table-cell table:formula="of:=[.M50]/[.E50]-1" office:value-type="percentage" office:value="0.000000153649954759416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5_MC-&gt;L4_PC</text:p>
          </table:table-cell>
          <table:table-cell office:value-type="float" office:value="11078" calcext:value-type="float">
            <text:p>11078</text:p>
          </table:table-cell>
          <table:table-cell office:value-type="float" office:value="3.5747" calcext:value-type="float">
            <text:p>3.5747</text:p>
          </table:table-cell>
          <table:table-cell office:value-type="float" office:value="0.640434" calcext:value-type="float">
            <text:p>0.640434</text:p>
          </table:table-cell>
          <table:table-cell office:value-type="float" office:value="6.44678" calcext:value-type="float">
            <text:p>6.44678</text:p>
          </table:table-cell>
          <table:table-cell office:value-type="float" office:value="1.61169" calcext:value-type="float">
            <text:p>1.61169</text:p>
          </table:table-cell>
          <table:table-cell office:value-type="float" office:value="0.0620056" calcext:value-type="float">
            <text:p>0.0620056</text:p>
          </table:table-cell>
          <table:table-cell/>
          <table:table-cell office:value-type="string" calcext:value-type="string">
            <text:p>L5_MC&gt;L4_PC</text:p>
          </table:table-cell>
          <table:table-cell office:value-type="float" office:value="11078" calcext:value-type="float">
            <text:p>11078</text:p>
          </table:table-cell>
          <table:table-cell office:value-type="float" office:value="3.57470151661826" calcext:value-type="float">
            <text:p>3.5747015166</text:p>
          </table:table-cell>
          <table:table-cell office:value-type="float" office:value="0.6404338" calcext:value-type="float">
            <text:p>0.6404338</text:p>
          </table:table-cell>
          <table:table-cell office:value-type="float" office:value="6.4467773" calcext:value-type="float">
            <text:p>6.4467773</text:p>
          </table:table-cell>
          <table:table-cell/>
          <table:table-cell table:formula="of:=[.J51]/[.B51]-1" office:value-type="percentage" office:value="0" calcext:value-type="percentage">
            <text:p>0.000%</text:p>
          </table:table-cell>
          <table:table-cell table:formula="of:=[.K51]/[.C51]-1" office:value-type="percentage" office:value="0.000000424264487541848" calcext:value-type="percentage">
            <text:p>0.000%</text:p>
          </table:table-cell>
          <table:table-cell table:formula="of:=[.L51]/[.D51]-1" office:value-type="percentage" office:value="-0.000000312288229498137" calcext:value-type="percentage">
            <text:p>0.000%</text:p>
          </table:table-cell>
          <table:table-cell table:formula="of:=[.M51]/[.E51]-1" office:value-type="percentage" office:value="-0.000000418813733471524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5_MC-&gt;L5_MC</text:p>
          </table:table-cell>
          <table:table-cell office:value-type="float" office:value="5537" calcext:value-type="float">
            <text:p>5537</text:p>
          </table:table-cell>
          <table:table-cell office:value-type="float" office:value="4.64124" calcext:value-type="float">
            <text:p>4.64124</text:p>
          </table:table-cell>
          <table:table-cell office:value-type="float" office:value="0.632873" calcext:value-type="float">
            <text:p>0.632873</text:p>
          </table:table-cell>
          <table:table-cell office:value-type="float" office:value="8.41333" calcext:value-type="float">
            <text:p>8.41333</text:p>
          </table:table-cell>
          <table:table-cell office:value-type="float" office:value="2.10333" calcext:value-type="float">
            <text:p>2.10333</text:p>
          </table:table-cell>
          <table:table-cell office:value-type="float" office:value="0.0620673" calcext:value-type="float">
            <text:p>0.0620673</text:p>
          </table:table-cell>
          <table:table-cell/>
          <table:table-cell office:value-type="string" calcext:value-type="string">
            <text:p>L5_MC&gt;L5_MC</text:p>
          </table:table-cell>
          <table:table-cell office:value-type="float" office:value="5537" calcext:value-type="float">
            <text:p>5537</text:p>
          </table:table-cell>
          <table:table-cell office:value-type="float" office:value="4.64124056999162" calcext:value-type="float">
            <text:p>4.64124057</text:p>
          </table:table-cell>
          <table:table-cell office:value-type="float" office:value="0.6328731" calcext:value-type="float">
            <text:p>0.6328731</text:p>
          </table:table-cell>
          <table:table-cell office:value-type="float" office:value="8.41333" calcext:value-type="float">
            <text:p>8.41333</text:p>
          </table:table-cell>
          <table:table-cell/>
          <table:table-cell table:formula="of:=[.J52]/[.B52]-1" office:value-type="percentage" office:value="0" calcext:value-type="percentage">
            <text:p>0.000%</text:p>
          </table:table-cell>
          <table:table-cell table:formula="of:=[.K52]/[.C52]-1" office:value-type="percentage" office:value="0.000000122810201119705" calcext:value-type="percentage">
            <text:p>0.000%</text:p>
          </table:table-cell>
          <table:table-cell table:formula="of:=[.L52]/[.D52]-1" office:value-type="percentage" office:value="0.000000158009584749763" calcext:value-type="percentage">
            <text:p>0.000%</text:p>
          </table:table-cell>
          <table:table-cell table:formula="of:=[.M52]/[.E52]-1" office:value-type="percentage" office:value="0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5_MC-&gt;L5_TTPC1</text:p>
          </table:table-cell>
          <table:table-cell office:value-type="float" office:value="59901" calcext:value-type="float">
            <text:p>59901</text:p>
          </table:table-cell>
          <table:table-cell office:value-type="float" office:value="9.29707" calcext:value-type="float">
            <text:p>9.29707</text:p>
          </table:table-cell>
          <table:table-cell office:value-type="float" office:value="0.306299" calcext:value-type="float">
            <text:p>0.306299</text:p>
          </table:table-cell>
          <table:table-cell office:value-type="float" office:value="9" calcext:value-type="float">
            <text:p>9</text:p>
          </table:table-cell>
          <table:table-cell office:value-type="float" office:value="2.25" calcext:value-type="float">
            <text:p>2.25</text:p>
          </table:table-cell>
          <table:table-cell office:value-type="float" office:value="0.0720132" calcext:value-type="float">
            <text:p>0.0720132</text:p>
          </table:table-cell>
          <table:table-cell/>
          <table:table-cell office:value-type="string" calcext:value-type="string">
            <text:p>L5_MC&gt;L5_TTPC1</text:p>
          </table:table-cell>
          <table:table-cell office:value-type="float" office:value="59901" calcext:value-type="float">
            <text:p>59901</text:p>
          </table:table-cell>
          <table:table-cell office:value-type="float" office:value="9.29706658388949" calcext:value-type="float">
            <text:p>9.2970665839</text:p>
          </table:table-cell>
          <table:table-cell office:value-type="float" office:value="0.30629876" calcext:value-type="float">
            <text:p>0.3062987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J53]/[.B53]-1" office:value-type="percentage" office:value="0" calcext:value-type="percentage">
            <text:p>0.000%</text:p>
          </table:table-cell>
          <table:table-cell table:formula="of:=[.K53]/[.C53]-1" office:value-type="percentage" office:value="-0.000000367439473625275" calcext:value-type="percentage">
            <text:p>0.000%</text:p>
          </table:table-cell>
          <table:table-cell table:formula="of:=[.L53]/[.D53]-1" office:value-type="percentage" office:value="-0.000000783548101623843" calcext:value-type="percentage">
            <text:p>0.000%</text:p>
          </table:table-cell>
          <table:table-cell table:formula="of:=[.M53]/[.E53]-1" office:value-type="percentage" office:value="0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5_MC-&gt;L6_MC</text:p>
          </table:table-cell>
          <table:table-cell office:value-type="float" office:value="295" calcext:value-type="float">
            <text:p>295</text:p>
          </table:table-cell>
          <table:table-cell office:value-type="float" office:value="2.30469" calcext:value-type="float">
            <text:p>2.30469</text:p>
          </table:table-cell>
          <table:table-cell office:value-type="float" office:value="0.669817" calcext:value-type="float">
            <text:p>0.669817</text:p>
          </table:table-cell>
          <table:table-cell office:value-type="float" office:value="4.1217" calcext:value-type="float">
            <text:p>4.1217</text:p>
          </table:table-cell>
          <table:table-cell office:value-type="float" office:value="1.03043" calcext:value-type="float">
            <text:p>1.03043</text:p>
          </table:table-cell>
          <table:table-cell office:value-type="float" office:value="0.0624232" calcext:value-type="float">
            <text:p>0.0624232</text:p>
          </table:table-cell>
          <table:table-cell/>
          <table:table-cell office:value-type="string" calcext:value-type="string">
            <text:p>L5_MC&gt;L6_MC</text:p>
          </table:table-cell>
          <table:table-cell office:value-type="float" office:value="295" calcext:value-type="float">
            <text:p>295</text:p>
          </table:table-cell>
          <table:table-cell office:value-type="float" office:value="2.3046875" calcext:value-type="float">
            <text:p>2.3046875</text:p>
          </table:table-cell>
          <table:table-cell office:value-type="float" office:value="0.6698166" calcext:value-type="float">
            <text:p>0.6698166</text:p>
          </table:table-cell>
          <table:table-cell office:value-type="float" office:value="4.121704" calcext:value-type="float">
            <text:p>4.121704</text:p>
          </table:table-cell>
          <table:table-cell/>
          <table:table-cell table:formula="of:=[.J54]/[.B54]-1" office:value-type="percentage" office:value="0" calcext:value-type="percentage">
            <text:p>0.000%</text:p>
          </table:table-cell>
          <table:table-cell table:formula="of:=[.K54]/[.C54]-1" office:value-type="percentage" office:value="-0.00000108474458604402" calcext:value-type="percentage">
            <text:p>0.000%</text:p>
          </table:table-cell>
          <table:table-cell table:formula="of:=[.L54]/[.D54]-1" office:value-type="percentage" office:value="-0.000000597178035244284" calcext:value-type="percentage">
            <text:p>0.000%</text:p>
          </table:table-cell>
          <table:table-cell table:formula="of:=[.M54]/[.E54]-1" office:value-type="percentage" office:value="0.000000970473348571588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5_MC-&gt;L6_TPC_L1</text:p>
          </table:table-cell>
          <table:table-cell office:value-type="float" office:value="14930" calcext:value-type="float">
            <text:p>14930</text:p>
          </table:table-cell>
          <table:table-cell office:value-type="float" office:value="2.77767" calcext:value-type="float">
            <text:p>2.77767</text:p>
          </table:table-cell>
          <table:table-cell office:value-type="float" office:value="0.653529" calcext:value-type="float">
            <text:p>0.653529</text:p>
          </table:table-cell>
          <table:table-cell office:value-type="float" office:value="4.98529" calcext:value-type="float">
            <text:p>4.98529</text:p>
          </table:table-cell>
          <table:table-cell office:value-type="float" office:value="1.24632" calcext:value-type="float">
            <text:p>1.24632</text:p>
          </table:table-cell>
          <table:table-cell office:value-type="float" office:value="0.0620125" calcext:value-type="float">
            <text:p>0.0620125</text:p>
          </table:table-cell>
          <table:table-cell/>
          <table:table-cell office:value-type="string" calcext:value-type="string">
            <text:p>L5_MC&gt;L6_TPC_L1</text:p>
          </table:table-cell>
          <table:table-cell office:value-type="float" office:value="14930" calcext:value-type="float">
            <text:p>14930</text:p>
          </table:table-cell>
          <table:table-cell office:value-type="float" office:value="2.77767441860465" calcext:value-type="float">
            <text:p>2.7776744186</text:p>
          </table:table-cell>
          <table:table-cell office:value-type="float" office:value="0.65352935" calcext:value-type="float">
            <text:p>0.65352935</text:p>
          </table:table-cell>
          <table:table-cell office:value-type="float" office:value="4.985287" calcext:value-type="float">
            <text:p>4.985287</text:p>
          </table:table-cell>
          <table:table-cell/>
          <table:table-cell table:formula="of:=[.J55]/[.B55]-1" office:value-type="percentage" office:value="0" calcext:value-type="percentage">
            <text:p>0.000%</text:p>
          </table:table-cell>
          <table:table-cell table:formula="of:=[.K55]/[.C55]-1" office:value-type="percentage" office:value="0.00000159075939576425" calcext:value-type="percentage">
            <text:p>0.000%</text:p>
          </table:table-cell>
          <table:table-cell table:formula="of:=[.L55]/[.D55]-1" office:value-type="percentage" office:value="0.000000535553893010743" calcext:value-type="percentage">
            <text:p>0.000%</text:p>
          </table:table-cell>
          <table:table-cell table:formula="of:=[.M55]/[.E55]-1" office:value-type="percentage" office:value="-0.000000601770408614755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5_TTPC1-&gt;L1_SLA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5_TTPC1&gt;L1_SLA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J56]/[.B56]-1" office:value-type="percentage" office:value="0" calcext:value-type="percentage">
            <text:p>0.000%</text:p>
          </table:table-cell>
          <table:table-cell table:formula="of:=[.K56]/[.C56]-1" office:value-type="percentage" office:value="0" calcext:value-type="percentage">
            <text:p>0.000%</text:p>
          </table:table-cell>
          <table:table-cell table:formula="of:=[.L56]/[.D56]-1" office:value-type="string" office:string-value="" calcext:value-type="error">
            <text:p>#DIV/0!</text:p>
          </table:table-cell>
          <table:table-cell table:formula="of:=[.M56]/[.E56]-1" office:value-type="percentage" office:value="0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5_TTPC1-&gt;L23_MC</text:p>
          </table:table-cell>
          <table:table-cell office:value-type="float" office:value="1508" calcext:value-type="float">
            <text:p>1508</text:p>
          </table:table-cell>
          <table:table-cell office:value-type="float" office:value="1.95337" calcext:value-type="float">
            <text:p>1.95337</text:p>
          </table:table-cell>
          <table:table-cell office:value-type="float" office:value="0.61438" calcext:value-type="float">
            <text:p>0.61438</text:p>
          </table:table-cell>
          <table:table-cell office:value-type="float" office:value="3.25719" calcext:value-type="float">
            <text:p>3.25719</text:p>
          </table:table-cell>
          <table:table-cell office:value-type="float" office:value="0.814298" calcext:value-type="float">
            <text:p>0.814298</text:p>
          </table:table-cell>
          <table:table-cell office:value-type="float" office:value="0.0541076" calcext:value-type="float">
            <text:p>0.0541076</text:p>
          </table:table-cell>
          <table:table-cell/>
          <table:table-cell office:value-type="string" calcext:value-type="string">
            <text:p>L5_TTPC1&gt;L23_MC</text:p>
          </table:table-cell>
          <table:table-cell office:value-type="float" office:value="1508" calcext:value-type="float">
            <text:p>1508</text:p>
          </table:table-cell>
          <table:table-cell office:value-type="float" office:value="1.95336787564767" calcext:value-type="float">
            <text:p>1.9533678756</text:p>
          </table:table-cell>
          <table:table-cell office:value-type="float" office:value="0.6143799" calcext:value-type="float">
            <text:p>0.6143799</text:p>
          </table:table-cell>
          <table:table-cell office:value-type="float" office:value="3.2571902" calcext:value-type="float">
            <text:p>3.2571902</text:p>
          </table:table-cell>
          <table:table-cell/>
          <table:table-cell table:formula="of:=[.J57]/[.B57]-1" office:value-type="percentage" office:value="0" calcext:value-type="percentage">
            <text:p>0.000%</text:p>
          </table:table-cell>
          <table:table-cell table:formula="of:=[.K57]/[.C57]-1" office:value-type="percentage" office:value="-0.00000108753197392009" calcext:value-type="percentage">
            <text:p>0.000%</text:p>
          </table:table-cell>
          <table:table-cell table:formula="of:=[.L57]/[.D57]-1" office:value-type="percentage" office:value="-0.000000162765715128188" calcext:value-type="percentage">
            <text:p>0.000%</text:p>
          </table:table-cell>
          <table:table-cell table:formula="of:=[.M57]/[.E57]-1" office:value-type="percentage" office:value="0.000000061402620099571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5_TTPC1-&gt;L23_PC</text:p>
          </table:table-cell>
          <table:table-cell office:value-type="float" office:value="1065" calcext:value-type="float">
            <text:p>1065</text:p>
          </table:table-cell>
          <table:table-cell office:value-type="float" office:value="1.52798" calcext:value-type="float">
            <text:p>1.52798</text:p>
          </table:table-cell>
          <table:table-cell office:value-type="float" office:value="0.678589" calcext:value-type="float">
            <text:p>0.678589</text:p>
          </table:table-cell>
          <table:table-cell office:value-type="float" office:value="2.57484" calcext:value-type="float">
            <text:p>2.57484</text:p>
          </table:table-cell>
          <table:table-cell office:value-type="float" office:value="0.64371" calcext:value-type="float">
            <text:p>0.64371</text:p>
          </table:table-cell>
          <table:table-cell office:value-type="float" office:value="0.0540508" calcext:value-type="float">
            <text:p>0.0540508</text:p>
          </table:table-cell>
          <table:table-cell/>
          <table:table-cell office:value-type="string" calcext:value-type="string">
            <text:p>L5_TTPC1&gt;L23_PC</text:p>
          </table:table-cell>
          <table:table-cell office:value-type="float" office:value="1065" calcext:value-type="float">
            <text:p>1065</text:p>
          </table:table-cell>
          <table:table-cell office:value-type="float" office:value="1.52797704447633" calcext:value-type="float">
            <text:p>1.5279770445</text:p>
          </table:table-cell>
          <table:table-cell office:value-type="float" office:value="0.67858887" calcext:value-type="float">
            <text:p>0.67858887</text:p>
          </table:table-cell>
          <table:table-cell office:value-type="float" office:value="2.574838" calcext:value-type="float">
            <text:p>2.574838</text:p>
          </table:table-cell>
          <table:table-cell/>
          <table:table-cell table:formula="of:=[.J58]/[.B58]-1" office:value-type="percentage" office:value="0" calcext:value-type="percentage">
            <text:p>0.000%</text:p>
          </table:table-cell>
          <table:table-cell table:formula="of:=[.K58]/[.C58]-1" office:value-type="percentage" office:value="-0.00000193426855898959" calcext:value-type="percentage">
            <text:p>0.000%</text:p>
          </table:table-cell>
          <table:table-cell table:formula="of:=[.L58]/[.D58]-1" office:value-type="percentage" office:value="-0.00000019157398656322" calcext:value-type="percentage">
            <text:p>0.000%</text:p>
          </table:table-cell>
          <table:table-cell table:formula="of:=[.M58]/[.E58]-1" office:value-type="percentage" office:value="-0.000000776747293151914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5_TTPC1-&gt;L4_MC</text:p>
          </table:table-cell>
          <table:table-cell office:value-type="float" office:value="23580" calcext:value-type="float">
            <text:p>23580</text:p>
          </table:table-cell>
          <table:table-cell office:value-type="float" office:value="3.22175" calcext:value-type="float">
            <text:p>3.22175</text:p>
          </table:table-cell>
          <table:table-cell office:value-type="float" office:value="0.566081" calcext:value-type="float">
            <text:p>0.566081</text:p>
          </table:table-cell>
          <table:table-cell office:value-type="float" office:value="5.27307" calcext:value-type="float">
            <text:p>5.27307</text:p>
          </table:table-cell>
          <table:table-cell office:value-type="float" office:value="1.31827" calcext:value-type="float">
            <text:p>1.31827</text:p>
          </table:table-cell>
          <table:table-cell office:value-type="float" office:value="0.054016" calcext:value-type="float">
            <text:p>0.054016</text:p>
          </table:table-cell>
          <table:table-cell/>
          <table:table-cell office:value-type="string" calcext:value-type="string">
            <text:p>L5_TTPC1&gt;L4_MC</text:p>
          </table:table-cell>
          <table:table-cell office:value-type="float" office:value="23580" calcext:value-type="float">
            <text:p>23580</text:p>
          </table:table-cell>
          <table:table-cell office:value-type="float" office:value="3.22175160541058" calcext:value-type="float">
            <text:p>3.2217516054</text:p>
          </table:table-cell>
          <table:table-cell office:value-type="float" office:value="0.5660806" calcext:value-type="float">
            <text:p>0.5660806</text:p>
          </table:table-cell>
          <table:table-cell office:value-type="float" office:value="5.2730713" calcext:value-type="float">
            <text:p>5.2730713</text:p>
          </table:table-cell>
          <table:table-cell/>
          <table:table-cell table:formula="of:=[.J59]/[.B59]-1" office:value-type="percentage" office:value="0" calcext:value-type="percentage">
            <text:p>0.000%</text:p>
          </table:table-cell>
          <table:table-cell table:formula="of:=[.K59]/[.C59]-1" office:value-type="percentage" office:value="0.000000498303895479779" calcext:value-type="percentage">
            <text:p>0.000%</text:p>
          </table:table-cell>
          <table:table-cell table:formula="of:=[.L59]/[.D59]-1" office:value-type="percentage" office:value="-0.000000706612657941363" calcext:value-type="percentage">
            <text:p>0.000%</text:p>
          </table:table-cell>
          <table:table-cell table:formula="of:=[.M59]/[.E59]-1" office:value-type="percentage" office:value="0.000000246535699410799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5_TTPC1-&gt;L4_PC</text:p>
          </table:table-cell>
          <table:table-cell office:value-type="float" office:value="3594" calcext:value-type="float">
            <text:p>3594</text:p>
          </table:table-cell>
          <table:table-cell office:value-type="float" office:value="1.88168" calcext:value-type="float">
            <text:p>1.88168</text:p>
          </table:table-cell>
          <table:table-cell office:value-type="float" office:value="0.621216" calcext:value-type="float">
            <text:p>0.621216</text:p>
          </table:table-cell>
          <table:table-cell office:value-type="float" office:value="3.14313" calcext:value-type="float">
            <text:p>3.14313</text:p>
          </table:table-cell>
          <table:table-cell office:value-type="float" office:value="0.785783" calcext:value-type="float">
            <text:p>0.785783</text:p>
          </table:table-cell>
          <table:table-cell office:value-type="float" office:value="0.054015" calcext:value-type="float">
            <text:p>0.054015</text:p>
          </table:table-cell>
          <table:table-cell/>
          <table:table-cell office:value-type="string" calcext:value-type="string">
            <text:p>L5_TTPC1&gt;L4_PC</text:p>
          </table:table-cell>
          <table:table-cell office:value-type="float" office:value="3594" calcext:value-type="float">
            <text:p>3594</text:p>
          </table:table-cell>
          <table:table-cell office:value-type="float" office:value="1.88167539267016" calcext:value-type="float">
            <text:p>1.8816753927</text:p>
          </table:table-cell>
          <table:table-cell office:value-type="float" office:value="0.6212158" calcext:value-type="float">
            <text:p>0.6212158</text:p>
          </table:table-cell>
          <table:table-cell office:value-type="float" office:value="3.1431322" calcext:value-type="float">
            <text:p>3.1431322</text:p>
          </table:table-cell>
          <table:table-cell/>
          <table:table-cell table:formula="of:=[.J60]/[.B60]-1" office:value-type="percentage" office:value="0" calcext:value-type="percentage">
            <text:p>0.000%</text:p>
          </table:table-cell>
          <table:table-cell table:formula="of:=[.K60]/[.C60]-1" office:value-type="percentage" office:value="-0.00000244851932473811" calcext:value-type="percentage">
            <text:p>0.000%</text:p>
          </table:table-cell>
          <table:table-cell table:formula="of:=[.L60]/[.D60]-1" office:value-type="percentage" office:value="-0.000000321949209292072" calcext:value-type="percentage">
            <text:p>0.000%</text:p>
          </table:table-cell>
          <table:table-cell table:formula="of:=[.M60]/[.E60]-1" office:value-type="percentage" office:value="0.000000699939232573499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5_TTPC1-&gt;L5_MC</text:p>
          </table:table-cell>
          <table:table-cell office:value-type="float" office:value="18215" calcext:value-type="float">
            <text:p>18215</text:p>
          </table:table-cell>
          <table:table-cell office:value-type="float" office:value="3.75722" calcext:value-type="float">
            <text:p>3.75722</text:p>
          </table:table-cell>
          <table:table-cell office:value-type="float" office:value="0.619238" calcext:value-type="float">
            <text:p>0.619238</text:p>
          </table:table-cell>
          <table:table-cell office:value-type="float" office:value="6.45" calcext:value-type="float">
            <text:p>6.45</text:p>
          </table:table-cell>
          <table:table-cell office:value-type="float" office:value="1.6125" calcext:value-type="float">
            <text:p>1.6125</text:p>
          </table:table-cell>
          <table:table-cell office:value-type="float" office:value="0.0600099" calcext:value-type="float">
            <text:p>0.0600099</text:p>
          </table:table-cell>
          <table:table-cell/>
          <table:table-cell office:value-type="string" calcext:value-type="string">
            <text:p>L5_TTPC1&gt;L5_MC</text:p>
          </table:table-cell>
          <table:table-cell office:value-type="float" office:value="18215" calcext:value-type="float">
            <text:p>18215</text:p>
          </table:table-cell>
          <table:table-cell office:value-type="float" office:value="3.75721947194719" calcext:value-type="float">
            <text:p>3.7572194719</text:p>
          </table:table-cell>
          <table:table-cell office:value-type="float" office:value="0.6192376" calcext:value-type="float">
            <text:p>0.6192376</text:p>
          </table:table-cell>
          <table:table-cell office:value-type="float" office:value="6.45" calcext:value-type="float">
            <text:p>6.45</text:p>
          </table:table-cell>
          <table:table-cell/>
          <table:table-cell table:formula="of:=[.J61]/[.B61]-1" office:value-type="percentage" office:value="0" calcext:value-type="percentage">
            <text:p>0.000%</text:p>
          </table:table-cell>
          <table:table-cell table:formula="of:=[.K61]/[.C61]-1" office:value-type="percentage" office:value="-0.000000140543488402756" calcext:value-type="percentage">
            <text:p>0.000%</text:p>
          </table:table-cell>
          <table:table-cell table:formula="of:=[.L61]/[.D61]-1" office:value-type="percentage" office:value="-0.000000645955190115011" calcext:value-type="percentage">
            <text:p>0.000%</text:p>
          </table:table-cell>
          <table:table-cell table:formula="of:=[.M61]/[.E61]-1" office:value-type="percentage" office:value="0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5_TTPC1-&gt;L5_TTPC1</text:p>
          </table:table-cell>
          <table:table-cell office:value-type="float" office:value="94510" calcext:value-type="float">
            <text:p>94510</text:p>
          </table:table-cell>
          <table:table-cell office:value-type="float" office:value="5.68242" calcext:value-type="float">
            <text:p>5.68242</text:p>
          </table:table-cell>
          <table:table-cell office:value-type="float" office:value="0.205682" calcext:value-type="float">
            <text:p>0.205682</text:p>
          </table:table-cell>
          <table:table-cell office:value-type="float" office:value="4.125" calcext:value-type="float">
            <text:p>4.125</text:p>
          </table:table-cell>
          <table:table-cell office:value-type="float" office:value="1.03125" calcext:value-type="float">
            <text:p>1.03125</text:p>
          </table:table-cell>
          <table:table-cell office:value-type="float" office:value="0.0600013" calcext:value-type="float">
            <text:p>0.0600013</text:p>
          </table:table-cell>
          <table:table-cell/>
          <table:table-cell office:value-type="string" calcext:value-type="string">
            <text:p>L5_TTPC1&gt;L5_TTPC1</text:p>
          </table:table-cell>
          <table:table-cell office:value-type="float" office:value="94510" calcext:value-type="float">
            <text:p>94510</text:p>
          </table:table-cell>
          <table:table-cell office:value-type="float" office:value="5.68241943241943" calcext:value-type="float">
            <text:p>5.6824194324</text:p>
          </table:table-cell>
          <table:table-cell office:value-type="float" office:value="0.20568159" calcext:value-type="float">
            <text:p>0.20568159</text:p>
          </table:table-cell>
          <table:table-cell office:value-type="float" office:value="4.125" calcext:value-type="float">
            <text:p>4.125</text:p>
          </table:table-cell>
          <table:table-cell/>
          <table:table-cell table:formula="of:=[.J62]/[.B62]-1" office:value-type="percentage" office:value="0" calcext:value-type="percentage">
            <text:p>0.000%</text:p>
          </table:table-cell>
          <table:table-cell table:formula="of:=[.K62]/[.C62]-1" office:value-type="percentage" office:value="-0.0000000998836003907044" calcext:value-type="percentage">
            <text:p>0.000%</text:p>
          </table:table-cell>
          <table:table-cell table:formula="of:=[.L62]/[.D62]-1" office:value-type="percentage" office:value="-0.00000199336840367437" calcext:value-type="percentage">
            <text:p>0.000%</text:p>
          </table:table-cell>
          <table:table-cell table:formula="of:=[.M62]/[.E62]-1" office:value-type="percentage" office:value="0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5_TTPC1-&gt;L6_MC</text:p>
          </table:table-cell>
          <table:table-cell office:value-type="float" office:value="9110" calcext:value-type="float">
            <text:p>9110</text:p>
          </table:table-cell>
          <table:table-cell office:value-type="float" office:value="3.38536" calcext:value-type="float">
            <text:p>3.38536</text:p>
          </table:table-cell>
          <table:table-cell office:value-type="float" office:value="0.563742" calcext:value-type="float">
            <text:p>0.563742</text:p>
          </table:table-cell>
          <table:table-cell office:value-type="float" office:value="5.53418" calcext:value-type="float">
            <text:p>5.53418</text:p>
          </table:table-cell>
          <table:table-cell office:value-type="float" office:value="1.38354" calcext:value-type="float">
            <text:p>1.38354</text:p>
          </table:table-cell>
          <table:table-cell office:value-type="float" office:value="0.0540059" calcext:value-type="float">
            <text:p>0.0540059</text:p>
          </table:table-cell>
          <table:table-cell/>
          <table:table-cell office:value-type="string" calcext:value-type="string">
            <text:p>L5_TTPC1&gt;L6_MC</text:p>
          </table:table-cell>
          <table:table-cell office:value-type="float" office:value="9110" calcext:value-type="float">
            <text:p>9110</text:p>
          </table:table-cell>
          <table:table-cell office:value-type="float" office:value="3.38535860274991" calcext:value-type="float">
            <text:p>3.3853586027</text:p>
          </table:table-cell>
          <table:table-cell office:value-type="float" office:value="0.56374186" calcext:value-type="float">
            <text:p>0.56374186</text:p>
          </table:table-cell>
          <table:table-cell office:value-type="float" office:value="5.5341797" calcext:value-type="float">
            <text:p>5.5341797</text:p>
          </table:table-cell>
          <table:table-cell/>
          <table:table-cell table:formula="of:=[.J63]/[.B63]-1" office:value-type="percentage" office:value="0" calcext:value-type="percentage">
            <text:p>0.000%</text:p>
          </table:table-cell>
          <table:table-cell table:formula="of:=[.K63]/[.C63]-1" office:value-type="percentage" office:value="-0.000000412733089816264" calcext:value-type="percentage">
            <text:p>0.000%</text:p>
          </table:table-cell>
          <table:table-cell table:formula="of:=[.L63]/[.D63]-1" office:value-type="percentage" office:value="-0.000000248340552788662" calcext:value-type="percentage">
            <text:p>0.000%</text:p>
          </table:table-cell>
          <table:table-cell table:formula="of:=[.M63]/[.E63]-1" office:value-type="percentage" office:value="-0.0000000542085728527653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5_TTPC1-&gt;L6_TPC_L1</text:p>
          </table:table-cell>
          <table:table-cell office:value-type="float" office:value="86930" calcext:value-type="float">
            <text:p>86930</text:p>
          </table:table-cell>
          <table:table-cell office:value-type="float" office:value="3.83458" calcext:value-type="float">
            <text:p>3.83458</text:p>
          </table:table-cell>
          <table:table-cell office:value-type="float" office:value="0.558807" calcext:value-type="float">
            <text:p>0.558807</text:p>
          </table:table-cell>
          <table:table-cell office:value-type="float" office:value="6.25195" calcext:value-type="float">
            <text:p>6.25195</text:p>
          </table:table-cell>
          <table:table-cell office:value-type="float" office:value="1.56299" calcext:value-type="float">
            <text:p>1.56299</text:p>
          </table:table-cell>
          <table:table-cell office:value-type="float" office:value="0.0540019" calcext:value-type="float">
            <text:p>0.0540019</text:p>
          </table:table-cell>
          <table:table-cell/>
          <table:table-cell office:value-type="string" calcext:value-type="string">
            <text:p>L5_TTPC1&gt;L6_TPC_L1</text:p>
          </table:table-cell>
          <table:table-cell office:value-type="float" office:value="86930" calcext:value-type="float">
            <text:p>86930</text:p>
          </table:table-cell>
          <table:table-cell office:value-type="float" office:value="3.83458314953683" calcext:value-type="float">
            <text:p>3.8345831495</text:p>
          </table:table-cell>
          <table:table-cell office:value-type="float" office:value="0.55880684" calcext:value-type="float">
            <text:p>0.55880684</text:p>
          </table:table-cell>
          <table:table-cell office:value-type="float" office:value="6.251953" calcext:value-type="float">
            <text:p>6.251953</text:p>
          </table:table-cell>
          <table:table-cell/>
          <table:table-cell table:formula="of:=[.J64]/[.B64]-1" office:value-type="percentage" office:value="0" calcext:value-type="percentage">
            <text:p>0.000%</text:p>
          </table:table-cell>
          <table:table-cell table:formula="of:=[.K64]/[.C64]-1" office:value-type="percentage" office:value="0.000000821351186619523" calcext:value-type="percentage">
            <text:p>0.000%</text:p>
          </table:table-cell>
          <table:table-cell table:formula="of:=[.L64]/[.D64]-1" office:value-type="percentage" office:value="-0.000000286324258524928" calcext:value-type="percentage">
            <text:p>0.000%</text:p>
          </table:table-cell>
          <table:table-cell table:formula="of:=[.M64]/[.E64]-1" office:value-type="percentage" office:value="0.000000479850286838612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6_MC-&gt;L1_SLAC</text:p>
          </table:table-cell>
          <table:table-cell office:value-type="float" office:value="262" calcext:value-type="float">
            <text:p>262</text:p>
          </table:table-cell>
          <table:table-cell office:value-type="float" office:value="1.96992" calcext:value-type="float">
            <text:p>1.96992</text:p>
          </table:table-cell>
          <table:table-cell office:value-type="float" office:value="0.838379" calcext:value-type="float">
            <text:p>0.838379</text:p>
          </table:table-cell>
          <table:table-cell office:value-type="float" office:value="3.93949" calcext:value-type="float">
            <text:p>3.93949</text:p>
          </table:table-cell>
          <table:table-cell office:value-type="float" office:value="0.984873" calcext:value-type="float">
            <text:p>0.984873</text:p>
          </table:table-cell>
          <table:table-cell office:value-type="float" office:value="0.077295" calcext:value-type="float">
            <text:p>0.077295</text:p>
          </table:table-cell>
          <table:table-cell/>
          <table:table-cell office:value-type="string" calcext:value-type="string">
            <text:p>L6_MC&gt;L1_SLAC</text:p>
          </table:table-cell>
          <table:table-cell office:value-type="float" office:value="262" calcext:value-type="float">
            <text:p>262</text:p>
          </table:table-cell>
          <table:table-cell office:value-type="float" office:value="1.96992481203008" calcext:value-type="float">
            <text:p>1.969924812</text:p>
          </table:table-cell>
          <table:table-cell office:value-type="float" office:value="0.8383789" calcext:value-type="float">
            <text:p>0.8383789</text:p>
          </table:table-cell>
          <table:table-cell office:value-type="float" office:value="3.9394934" calcext:value-type="float">
            <text:p>3.9394934</text:p>
          </table:table-cell>
          <table:table-cell/>
          <table:table-cell table:formula="of:=[.J65]/[.B65]-1" office:value-type="percentage" office:value="0" calcext:value-type="percentage">
            <text:p>0.000%</text:p>
          </table:table-cell>
          <table:table-cell table:formula="of:=[.K65]/[.C65]-1" office:value-type="percentage" office:value="0.00000244275405858474" calcext:value-type="percentage">
            <text:p>0.000%</text:p>
          </table:table-cell>
          <table:table-cell table:formula="of:=[.L65]/[.D65]-1" office:value-type="percentage" office:value="-0.000000119277796861716" calcext:value-type="percentage">
            <text:p>0.000%</text:p>
          </table:table-cell>
          <table:table-cell table:formula="of:=[.M65]/[.E65]-1" office:value-type="percentage" office:value="0.000000863055877653451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6_MC-&gt;L23_MC</text:p>
          </table:table-cell>
          <table:table-cell office:value-type="float" office:value="9270" calcext:value-type="float">
            <text:p>9270</text:p>
          </table:table-cell>
          <table:table-cell office:value-type="float" office:value="3.12753" calcext:value-type="float">
            <text:p>3.12753</text:p>
          </table:table-cell>
          <table:table-cell office:value-type="float" office:value="0.794493" calcext:value-type="float">
            <text:p>0.794493</text:p>
          </table:table-cell>
          <table:table-cell office:value-type="float" office:value="6.57092" calcext:value-type="float">
            <text:p>6.57092</text:p>
          </table:table-cell>
          <table:table-cell office:value-type="float" office:value="1.64273" calcext:value-type="float">
            <text:p>1.64273</text:p>
          </table:table-cell>
          <table:table-cell office:value-type="float" office:value="0.0770083" calcext:value-type="float">
            <text:p>0.0770083</text:p>
          </table:table-cell>
          <table:table-cell/>
          <table:table-cell office:value-type="string" calcext:value-type="string">
            <text:p>L6_MC&gt;L23_MC</text:p>
          </table:table-cell>
          <table:table-cell office:value-type="float" office:value="9270" calcext:value-type="float">
            <text:p>9270</text:p>
          </table:table-cell>
          <table:table-cell office:value-type="float" office:value="3.12753036437247" calcext:value-type="float">
            <text:p>3.1275303644</text:p>
          </table:table-cell>
          <table:table-cell office:value-type="float" office:value="0.79449284" calcext:value-type="float">
            <text:p>0.79449284</text:p>
          </table:table-cell>
          <table:table-cell office:value-type="float" office:value="6.570923" calcext:value-type="float">
            <text:p>6.570923</text:p>
          </table:table-cell>
          <table:table-cell/>
          <table:table-cell table:formula="of:=[.J66]/[.B66]-1" office:value-type="percentage" office:value="0" calcext:value-type="percentage">
            <text:p>0.000%</text:p>
          </table:table-cell>
          <table:table-cell table:formula="of:=[.K66]/[.C66]-1" office:value-type="percentage" office:value="0.000000116504867975209" calcext:value-type="percentage">
            <text:p>0.000%</text:p>
          </table:table-cell>
          <table:table-cell table:formula="of:=[.L66]/[.D66]-1" office:value-type="percentage" office:value="-0.000000201386292975059" calcext:value-type="percentage">
            <text:p>0.000%</text:p>
          </table:table-cell>
          <table:table-cell table:formula="of:=[.M66]/[.E66]-1" office:value-type="percentage" office:value="0.00000045655707259229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6_MC-&gt;L23_PC</text:p>
          </table:table-cell>
          <table:table-cell office:value-type="float" office:value="17566" calcext:value-type="float">
            <text:p>17566</text:p>
          </table:table-cell>
          <table:table-cell office:value-type="float" office:value="3.0769" calcext:value-type="float">
            <text:p>3.0769</text:p>
          </table:table-cell>
          <table:table-cell office:value-type="float" office:value="0.795348" calcext:value-type="float">
            <text:p>0.795348</text:p>
          </table:table-cell>
          <table:table-cell office:value-type="float" office:value="6.45557" calcext:value-type="float">
            <text:p>6.45557</text:p>
          </table:table-cell>
          <table:table-cell office:value-type="float" office:value="1.61389" calcext:value-type="float">
            <text:p>1.61389</text:p>
          </table:table-cell>
          <table:table-cell office:value-type="float" office:value="0.0770132" calcext:value-type="float">
            <text:p>0.0770132</text:p>
          </table:table-cell>
          <table:table-cell/>
          <table:table-cell office:value-type="string" calcext:value-type="string">
            <text:p>L6_MC&gt;L23_PC</text:p>
          </table:table-cell>
          <table:table-cell office:value-type="float" office:value="17566" calcext:value-type="float">
            <text:p>17566</text:p>
          </table:table-cell>
          <table:table-cell office:value-type="float" office:value="3.07689612891925" calcext:value-type="float">
            <text:p>3.0768961289</text:p>
          </table:table-cell>
          <table:table-cell office:value-type="float" office:value="0.79534817" calcext:value-type="float">
            <text:p>0.79534817</text:p>
          </table:table-cell>
          <table:table-cell office:value-type="float" office:value="6.4555664" calcext:value-type="float">
            <text:p>6.4555664</text:p>
          </table:table-cell>
          <table:table-cell/>
          <table:table-cell table:formula="of:=[.J67]/[.B67]-1" office:value-type="percentage" office:value="0" calcext:value-type="percentage">
            <text:p>0.000%</text:p>
          </table:table-cell>
          <table:table-cell table:formula="of:=[.K67]/[.C67]-1" office:value-type="percentage" office:value="-0.00000125811067952508" calcext:value-type="percentage">
            <text:p>0.000%</text:p>
          </table:table-cell>
          <table:table-cell table:formula="of:=[.L67]/[.D67]-1" office:value-type="percentage" office:value="0.000000213742915144977" calcext:value-type="percentage">
            <text:p>0.000%</text:p>
          </table:table-cell>
          <table:table-cell table:formula="of:=[.M67]/[.E67]-1" office:value-type="percentage" office:value="-0.000000557657960364999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6_MC-&gt;L4_MC</text:p>
          </table:table-cell>
          <table:table-cell office:value-type="float" office:value="24259" calcext:value-type="float">
            <text:p>24259</text:p>
          </table:table-cell>
          <table:table-cell office:value-type="float" office:value="4.48908" calcext:value-type="float">
            <text:p>4.48908</text:p>
          </table:table-cell>
          <table:table-cell office:value-type="float" office:value="0.782785" calcext:value-type="float">
            <text:p>0.782785</text:p>
          </table:table-cell>
          <table:table-cell office:value-type="float" office:value="9.6936" calcext:value-type="float">
            <text:p>9.6936</text:p>
          </table:table-cell>
          <table:table-cell office:value-type="float" office:value="2.4234" calcext:value-type="float">
            <text:p>2.4234</text:p>
          </table:table-cell>
          <table:table-cell office:value-type="float" office:value="0.0770032" calcext:value-type="float">
            <text:p>0.0770032</text:p>
          </table:table-cell>
          <table:table-cell/>
          <table:table-cell office:value-type="string" calcext:value-type="string">
            <text:p>L6_MC&gt;L4_MC</text:p>
          </table:table-cell>
          <table:table-cell office:value-type="float" office:value="24259" calcext:value-type="float">
            <text:p>24259</text:p>
          </table:table-cell>
          <table:table-cell office:value-type="float" office:value="4.48908216136195" calcext:value-type="float">
            <text:p>4.4890821614</text:p>
          </table:table-cell>
          <table:table-cell office:value-type="float" office:value="0.782785" calcext:value-type="float">
            <text:p>0.782785</text:p>
          </table:table-cell>
          <table:table-cell office:value-type="float" office:value="9.6936035" calcext:value-type="float">
            <text:p>9.6936035</text:p>
          </table:table-cell>
          <table:table-cell/>
          <table:table-cell table:formula="of:=[.J68]/[.B68]-1" office:value-type="percentage" office:value="0" calcext:value-type="percentage">
            <text:p>0.000%</text:p>
          </table:table-cell>
          <table:table-cell table:formula="of:=[.K68]/[.C68]-1" office:value-type="percentage" office:value="0.000000481471025937097" calcext:value-type="percentage">
            <text:p>0.000%</text:p>
          </table:table-cell>
          <table:table-cell table:formula="of:=[.L68]/[.D68]-1" office:value-type="percentage" office:value="0" calcext:value-type="percentage">
            <text:p>0.000%</text:p>
          </table:table-cell>
          <table:table-cell table:formula="of:=[.M68]/[.E68]-1" office:value-type="percentage" office:value="0.000000361062969300718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6_MC-&gt;L4_PC</text:p>
          </table:table-cell>
          <table:table-cell office:value-type="float" office:value="8440" calcext:value-type="float">
            <text:p>8440</text:p>
          </table:table-cell>
          <table:table-cell office:value-type="float" office:value="2.95725" calcext:value-type="float">
            <text:p>2.95725</text:p>
          </table:table-cell>
          <table:table-cell office:value-type="float" office:value="0.797371" calcext:value-type="float">
            <text:p>0.797371</text:p>
          </table:table-cell>
          <table:table-cell office:value-type="float" office:value="6.18197" calcext:value-type="float">
            <text:p>6.18197</text:p>
          </table:table-cell>
          <table:table-cell office:value-type="float" office:value="1.54549" calcext:value-type="float">
            <text:p>1.54549</text:p>
          </table:table-cell>
          <table:table-cell office:value-type="float" office:value="0.0770183" calcext:value-type="float">
            <text:p>0.0770183</text:p>
          </table:table-cell>
          <table:table-cell/>
          <table:table-cell office:value-type="string" calcext:value-type="string">
            <text:p>L6_MC&gt;L4_PC</text:p>
          </table:table-cell>
          <table:table-cell office:value-type="float" office:value="8440" calcext:value-type="float">
            <text:p>8440</text:p>
          </table:table-cell>
          <table:table-cell office:value-type="float" office:value="2.9572529782761" calcext:value-type="float">
            <text:p>2.9572529783</text:p>
          </table:table-cell>
          <table:table-cell office:value-type="float" office:value="0.797371" calcext:value-type="float">
            <text:p>0.797371</text:p>
          </table:table-cell>
          <table:table-cell office:value-type="float" office:value="6.18197" calcext:value-type="float">
            <text:p>6.18197</text:p>
          </table:table-cell>
          <table:table-cell/>
          <table:table-cell table:formula="of:=[.J69]/[.B69]-1" office:value-type="percentage" office:value="0" calcext:value-type="percentage">
            <text:p>0.000%</text:p>
          </table:table-cell>
          <table:table-cell table:formula="of:=[.K69]/[.C69]-1" office:value-type="percentage" office:value="0.00000100711001893572" calcext:value-type="percentage">
            <text:p>0.000%</text:p>
          </table:table-cell>
          <table:table-cell table:formula="of:=[.L69]/[.D69]-1" office:value-type="percentage" office:value="0" calcext:value-type="percentage">
            <text:p>0.000%</text:p>
          </table:table-cell>
          <table:table-cell table:formula="of:=[.M69]/[.E69]-1" office:value-type="percentage" office:value="0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6_MC-&gt;L5_MC</text:p>
          </table:table-cell>
          <table:table-cell office:value-type="float" office:value="12811" calcext:value-type="float">
            <text:p>12811</text:p>
          </table:table-cell>
          <table:table-cell office:value-type="float" office:value="5.60656" calcext:value-type="float">
            <text:p>5.60656</text:p>
          </table:table-cell>
          <table:table-cell office:value-type="float" office:value="0.779183" calcext:value-type="float">
            <text:p>0.779183</text:p>
          </table:table-cell>
          <table:table-cell office:value-type="float" office:value="12.2681" calcext:value-type="float">
            <text:p>12.2681</text:p>
          </table:table-cell>
          <table:table-cell office:value-type="float" office:value="3.06702" calcext:value-type="float">
            <text:p>3.06702</text:p>
          </table:table-cell>
          <table:table-cell office:value-type="float" office:value="0.077012" calcext:value-type="float">
            <text:p>0.077012</text:p>
          </table:table-cell>
          <table:table-cell/>
          <table:table-cell office:value-type="string" calcext:value-type="string">
            <text:p>L6_MC&gt;L5_MC</text:p>
          </table:table-cell>
          <table:table-cell office:value-type="float" office:value="12811" calcext:value-type="float">
            <text:p>12811</text:p>
          </table:table-cell>
          <table:table-cell office:value-type="float" office:value="5.60656455142232" calcext:value-type="float">
            <text:p>5.6065645514</text:p>
          </table:table-cell>
          <table:table-cell office:value-type="float" office:value="0.77918273" calcext:value-type="float">
            <text:p>0.77918273</text:p>
          </table:table-cell>
          <table:table-cell office:value-type="float" office:value="12.268066" calcext:value-type="float">
            <text:p>12.268066</text:p>
          </table:table-cell>
          <table:table-cell/>
          <table:table-cell table:formula="of:=[.J70]/[.B70]-1" office:value-type="percentage" office:value="0" calcext:value-type="percentage">
            <text:p>0.000%</text:p>
          </table:table-cell>
          <table:table-cell table:formula="of:=[.K70]/[.C70]-1" office:value-type="percentage" office:value="0.000000811803016365076" calcext:value-type="percentage">
            <text:p>0.000%</text:p>
          </table:table-cell>
          <table:table-cell table:formula="of:=[.L70]/[.D70]-1" office:value-type="percentage" office:value="-0.000000346516800142638" calcext:value-type="percentage">
            <text:p>0.000%</text:p>
          </table:table-cell>
          <table:table-cell table:formula="of:=[.M70]/[.E70]-1" office:value-type="percentage" office:value="-0.00000277141529669844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6_MC-&gt;L5_TTPC1</text:p>
          </table:table-cell>
          <table:table-cell office:value-type="float" office:value="71602" calcext:value-type="float">
            <text:p>71602</text:p>
          </table:table-cell>
          <table:table-cell office:value-type="float" office:value="8.45859" calcext:value-type="float">
            <text:p>8.45859</text:p>
          </table:table-cell>
          <table:table-cell office:value-type="float" office:value="0.775767" calcext:value-type="float">
            <text:p>0.775767</text:p>
          </table:table-cell>
          <table:table-cell office:value-type="float" office:value="18.8584" calcext:value-type="float">
            <text:p>18.8584</text:p>
          </table:table-cell>
          <table:table-cell office:value-type="float" office:value="4.7146" calcext:value-type="float">
            <text:p>4.7146</text:p>
          </table:table-cell>
          <table:table-cell office:value-type="float" office:value="0.0770022" calcext:value-type="float">
            <text:p>0.0770022</text:p>
          </table:table-cell>
          <table:table-cell/>
          <table:table-cell office:value-type="string" calcext:value-type="string">
            <text:p>L6_MC&gt;L5_TTPC1</text:p>
          </table:table-cell>
          <table:table-cell office:value-type="float" office:value="71602" calcext:value-type="float">
            <text:p>71602</text:p>
          </table:table-cell>
          <table:table-cell office:value-type="float" office:value="8.45859421145895" calcext:value-type="float">
            <text:p>8.4585942115</text:p>
          </table:table-cell>
          <table:table-cell office:value-type="float" office:value="0.7757672" calcext:value-type="float">
            <text:p>0.7757672</text:p>
          </table:table-cell>
          <table:table-cell office:value-type="float" office:value="18.858398" calcext:value-type="float">
            <text:p>18.858398</text:p>
          </table:table-cell>
          <table:table-cell/>
          <table:table-cell table:formula="of:=[.J71]/[.B71]-1" office:value-type="percentage" office:value="0" calcext:value-type="percentage">
            <text:p>0.000%</text:p>
          </table:table-cell>
          <table:table-cell table:formula="of:=[.K71]/[.C71]-1" office:value-type="percentage" office:value="0.000000497891368134162" calcext:value-type="percentage">
            <text:p>0.000%</text:p>
          </table:table-cell>
          <table:table-cell table:formula="of:=[.L71]/[.D71]-1" office:value-type="percentage" office:value="0.000000257809368076067" calcext:value-type="percentage">
            <text:p>0.000%</text:p>
          </table:table-cell>
          <table:table-cell table:formula="of:=[.M71]/[.E71]-1" office:value-type="percentage" office:value="-0.000000106053535731121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6_MC-&gt;L6_MC</text:p>
          </table:table-cell>
          <table:table-cell office:value-type="float" office:value="15822" calcext:value-type="float">
            <text:p>15822</text:p>
          </table:table-cell>
          <table:table-cell office:value-type="float" office:value="6.66751" calcext:value-type="float">
            <text:p>6.66751</text:p>
          </table:table-cell>
          <table:table-cell office:value-type="float" office:value="0.777372" calcext:value-type="float">
            <text:p>0.777372</text:p>
          </table:table-cell>
          <table:table-cell office:value-type="float" office:value="14.7173" calcext:value-type="float">
            <text:p>14.7173</text:p>
          </table:table-cell>
          <table:table-cell office:value-type="float" office:value="3.67932" calcext:value-type="float">
            <text:p>3.67932</text:p>
          </table:table-cell>
          <table:table-cell office:value-type="float" office:value="0.0770049" calcext:value-type="float">
            <text:p>0.0770049</text:p>
          </table:table-cell>
          <table:table-cell/>
          <table:table-cell office:value-type="string" calcext:value-type="string">
            <text:p>L6_MC&gt;L6_MC</text:p>
          </table:table-cell>
          <table:table-cell office:value-type="float" office:value="15822" calcext:value-type="float">
            <text:p>15822</text:p>
          </table:table-cell>
          <table:table-cell office:value-type="float" office:value="6.66750948166877" calcext:value-type="float">
            <text:p>6.6675094817</text:p>
          </table:table-cell>
          <table:table-cell office:value-type="float" office:value="0.77737176" calcext:value-type="float">
            <text:p>0.77737176</text:p>
          </table:table-cell>
          <table:table-cell office:value-type="float" office:value="14.717285" calcext:value-type="float">
            <text:p>14.717285</text:p>
          </table:table-cell>
          <table:table-cell/>
          <table:table-cell table:formula="of:=[.J72]/[.B72]-1" office:value-type="percentage" office:value="0" calcext:value-type="percentage">
            <text:p>0.000%</text:p>
          </table:table-cell>
          <table:table-cell table:formula="of:=[.K72]/[.C72]-1" office:value-type="percentage" office:value="-0.0000000777398497797677" calcext:value-type="percentage">
            <text:p>0.000%</text:p>
          </table:table-cell>
          <table:table-cell table:formula="of:=[.L72]/[.D72]-1" office:value-type="percentage" office:value="-0.000000308732498677244" calcext:value-type="percentage">
            <text:p>0.000%</text:p>
          </table:table-cell>
          <table:table-cell table:formula="of:=[.M72]/[.E72]-1" office:value-type="percentage" office:value="-0.00000101920868633698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6_MC-&gt;L6_TPC_L1</text:p>
          </table:table-cell>
          <table:table-cell office:value-type="float" office:value="109109" calcext:value-type="float">
            <text:p>109109</text:p>
          </table:table-cell>
          <table:table-cell office:value-type="float" office:value="8.48107" calcext:value-type="float">
            <text:p>8.48107</text:p>
          </table:table-cell>
          <table:table-cell office:value-type="float" office:value="0.775786" calcext:value-type="float">
            <text:p>0.775786</text:p>
          </table:table-cell>
          <table:table-cell office:value-type="float" office:value="18.9111" calcext:value-type="float">
            <text:p>18.9111</text:p>
          </table:table-cell>
          <table:table-cell office:value-type="float" office:value="4.72778" calcext:value-type="float">
            <text:p>4.72778</text:p>
          </table:table-cell>
          <table:table-cell office:value-type="float" office:value="0.0770155" calcext:value-type="float">
            <text:p>0.0770155</text:p>
          </table:table-cell>
          <table:table-cell/>
          <table:table-cell office:value-type="string" calcext:value-type="string">
            <text:p>L6_MC&gt;L6_TPC_L1</text:p>
          </table:table-cell>
          <table:table-cell office:value-type="float" office:value="109109" calcext:value-type="float">
            <text:p>109109</text:p>
          </table:table-cell>
          <table:table-cell office:value-type="float" office:value="8.48107267780801" calcext:value-type="float">
            <text:p>8.4810726778</text:p>
          </table:table-cell>
          <table:table-cell office:value-type="float" office:value="0.7757859" calcext:value-type="float">
            <text:p>0.7757859</text:p>
          </table:table-cell>
          <table:table-cell office:value-type="float" office:value="18.911133" calcext:value-type="float">
            <text:p>18.911133</text:p>
          </table:table-cell>
          <table:table-cell/>
          <table:table-cell table:formula="of:=[.J73]/[.B73]-1" office:value-type="percentage" office:value="0" calcext:value-type="percentage">
            <text:p>0.000%</text:p>
          </table:table-cell>
          <table:table-cell table:formula="of:=[.K73]/[.C73]-1" office:value-type="percentage" office:value="0.000000315739406175908" calcext:value-type="percentage">
            <text:p>0.000%</text:p>
          </table:table-cell>
          <table:table-cell table:formula="of:=[.L73]/[.D73]-1" office:value-type="percentage" office:value="-0.000000128901527007841" calcext:value-type="percentage">
            <text:p>0.000%</text:p>
          </table:table-cell>
          <table:table-cell table:formula="of:=[.M73]/[.E73]-1" office:value-type="percentage" office:value="0.00000174500690053314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6_TPC_L1-&gt;L1_SLA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6_TPC_L1-&gt;L23_MC</text:p>
          </table:table-cell>
          <table:table-cell office:value-type="float" office:value="263" calcext:value-type="float">
            <text:p>263</text:p>
          </table:table-cell>
          <table:table-cell office:value-type="float" office:value="1.37696" calcext:value-type="float">
            <text:p>1.37696</text:p>
          </table:table-cell>
          <table:table-cell office:value-type="float" office:value="1" calcext:value-type="float">
            <text:p>1</text:p>
          </table:table-cell>
          <table:table-cell office:value-type="float" office:value="1.99747" calcext:value-type="float">
            <text:p>1.99747</text:p>
          </table:table-cell>
          <table:table-cell office:value-type="float" office:value="0.499367" calcext:value-type="float">
            <text:p>0.499367</text:p>
          </table:table-cell>
          <table:table-cell office:value-type="float" office:value="0.150573" calcext:value-type="float">
            <text:p>0.150573</text:p>
          </table:table-cell>
          <table:table-cell/>
          <table:table-cell office:value-type="string" calcext:value-type="string">
            <text:p>L6_TPC_L1&gt;L23_MC</text:p>
          </table:table-cell>
          <table:table-cell office:value-type="float" office:value="263" calcext:value-type="float">
            <text:p>263</text:p>
          </table:table-cell>
          <table:table-cell office:value-type="float" office:value="1.37696335078534" calcext:value-type="float">
            <text:p>1.3769633508</text:p>
          </table:table-cell>
          <table:table-cell office:value-type="float" office:value="1" calcext:value-type="float">
            <text:p>1</text:p>
          </table:table-cell>
          <table:table-cell office:value-type="float" office:value="1.9974672" calcext:value-type="float">
            <text:p>1.9974672</text:p>
          </table:table-cell>
          <table:table-cell/>
          <table:table-cell table:formula="of:=[.J75]/[.B75]-1" office:value-type="percentage" office:value="0" calcext:value-type="percentage">
            <text:p>0.000%</text:p>
          </table:table-cell>
          <table:table-cell table:formula="of:=[.K75]/[.C75]-1" office:value-type="percentage" office:value="0.00000243346599781979" calcext:value-type="percentage">
            <text:p>0.000%</text:p>
          </table:table-cell>
          <table:table-cell table:formula="of:=[.L75]/[.D75]-1" office:value-type="percentage" office:value="0" calcext:value-type="percentage">
            <text:p>0.000%</text:p>
          </table:table-cell>
          <table:table-cell table:formula="of:=[.M75]/[.E75]-1" office:value-type="percentage" office:value="-0.00000140177324314816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6_TPC_L1-&gt;L23_PC</text:p>
          </table:table-cell>
          <table:table-cell office:value-type="float" office:value="559" calcext:value-type="float">
            <text:p>559</text:p>
          </table:table-cell>
          <table:table-cell office:value-type="float" office:value="1.37685" calcext:value-type="float">
            <text:p>1.37685</text:p>
          </table:table-cell>
          <table:table-cell office:value-type="float" office:value="1" calcext:value-type="float">
            <text:p>1</text:p>
          </table:table-cell>
          <table:table-cell office:value-type="float" office:value="1.99718" calcext:value-type="float">
            <text:p>1.99718</text:p>
          </table:table-cell>
          <table:table-cell office:value-type="float" office:value="0.499295" calcext:value-type="float">
            <text:p>0.499295</text:p>
          </table:table-cell>
          <table:table-cell office:value-type="float" office:value="0.150269" calcext:value-type="float">
            <text:p>0.150269</text:p>
          </table:table-cell>
          <table:table-cell/>
          <table:table-cell office:value-type="string" calcext:value-type="string">
            <text:p>L6_TPC_L1&gt;L23_PC</text:p>
          </table:table-cell>
          <table:table-cell office:value-type="float" office:value="559" calcext:value-type="float">
            <text:p>559</text:p>
          </table:table-cell>
          <table:table-cell office:value-type="float" office:value="1.37684729064039" calcext:value-type="float">
            <text:p>1.3768472906</text:p>
          </table:table-cell>
          <table:table-cell office:value-type="float" office:value="1" calcext:value-type="float">
            <text:p>1</text:p>
          </table:table-cell>
          <table:table-cell office:value-type="float" office:value="1.9971801" calcext:value-type="float">
            <text:p>1.9971801</text:p>
          </table:table-cell>
          <table:table-cell/>
          <table:table-cell table:formula="of:=[.J76]/[.B76]-1" office:value-type="percentage" office:value="0" calcext:value-type="percentage">
            <text:p>0.000%</text:p>
          </table:table-cell>
          <table:table-cell table:formula="of:=[.K76]/[.C76]-1" office:value-type="percentage" office:value="-0.00000196779577010808" calcext:value-type="percentage">
            <text:p>0.000%</text:p>
          </table:table-cell>
          <table:table-cell table:formula="of:=[.L76]/[.D76]-1" office:value-type="percentage" office:value="0" calcext:value-type="percentage">
            <text:p>0.000%</text:p>
          </table:table-cell>
          <table:table-cell table:formula="of:=[.M76]/[.E76]-1" office:value-type="percentage" office:value="0.0000000500705994443962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6_TPC_L1-&gt;L4_MC</text:p>
          </table:table-cell>
          <table:table-cell office:value-type="float" office:value="3190" calcext:value-type="float">
            <text:p>3190</text:p>
          </table:table-cell>
          <table:table-cell office:value-type="float" office:value="1.66493" calcext:value-type="float">
            <text:p>1.66493</text:p>
          </table:table-cell>
          <table:table-cell office:value-type="float" office:value="1" calcext:value-type="float">
            <text:p>1</text:p>
          </table:table-cell>
          <table:table-cell office:value-type="float" office:value="2.74063" calcext:value-type="float">
            <text:p>2.74063</text:p>
          </table:table-cell>
          <table:table-cell office:value-type="float" office:value="0.685158" calcext:value-type="float">
            <text:p>0.685158</text:p>
          </table:table-cell>
          <table:table-cell office:value-type="float" office:value="0.150094" calcext:value-type="float">
            <text:p>0.150094</text:p>
          </table:table-cell>
          <table:table-cell/>
          <table:table-cell office:value-type="string" calcext:value-type="string">
            <text:p>L6_TPC_L1&gt;L4_MC</text:p>
          </table:table-cell>
          <table:table-cell office:value-type="float" office:value="3190" calcext:value-type="float">
            <text:p>3190</text:p>
          </table:table-cell>
          <table:table-cell office:value-type="float" office:value="1.66492693110647" calcext:value-type="float">
            <text:p>1.6649269311</text:p>
          </table:table-cell>
          <table:table-cell office:value-type="float" office:value="1" calcext:value-type="float">
            <text:p>1</text:p>
          </table:table-cell>
          <table:table-cell office:value-type="float" office:value="2.7406304" calcext:value-type="float">
            <text:p>2.7406304</text:p>
          </table:table-cell>
          <table:table-cell/>
          <table:table-cell table:formula="of:=[.J77]/[.B77]-1" office:value-type="percentage" office:value="0" calcext:value-type="percentage">
            <text:p>0.000%</text:p>
          </table:table-cell>
          <table:table-cell table:formula="of:=[.K77]/[.C77]-1" office:value-type="percentage" office:value="-0.00000184325679053465" calcext:value-type="percentage">
            <text:p>0.000%</text:p>
          </table:table-cell>
          <table:table-cell table:formula="of:=[.L77]/[.D77]-1" office:value-type="percentage" office:value="0" calcext:value-type="percentage">
            <text:p>0.000%</text:p>
          </table:table-cell>
          <table:table-cell table:formula="of:=[.M77]/[.E77]-1" office:value-type="percentage" office:value="0.000000145951843055769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6_TPC_L1-&gt;L4_PC</text:p>
          </table:table-cell>
          <table:table-cell office:value-type="float" office:value="1396" calcext:value-type="float">
            <text:p>1396</text:p>
          </table:table-cell>
          <table:table-cell office:value-type="float" office:value="1.44364" calcext:value-type="float">
            <text:p>1.44364</text:p>
          </table:table-cell>
          <table:table-cell office:value-type="float" office:value="1" calcext:value-type="float">
            <text:p>1</text:p>
          </table:table-cell>
          <table:table-cell office:value-type="float" office:value="2.17247" calcext:value-type="float">
            <text:p>2.17247</text:p>
          </table:table-cell>
          <table:table-cell office:value-type="float" office:value="0.543118" calcext:value-type="float">
            <text:p>0.543118</text:p>
          </table:table-cell>
          <table:table-cell office:value-type="float" office:value="0.150108" calcext:value-type="float">
            <text:p>0.150108</text:p>
          </table:table-cell>
          <table:table-cell/>
          <table:table-cell office:value-type="string" calcext:value-type="string">
            <text:p>L6_TPC_L1&gt;L4_PC</text:p>
          </table:table-cell>
          <table:table-cell office:value-type="float" office:value="1396" calcext:value-type="float">
            <text:p>1396</text:p>
          </table:table-cell>
          <table:table-cell office:value-type="float" office:value="1.44364012409514" calcext:value-type="float">
            <text:p>1.4436401241</text:p>
          </table:table-cell>
          <table:table-cell office:value-type="float" office:value="1" calcext:value-type="float">
            <text:p>1</text:p>
          </table:table-cell>
          <table:table-cell office:value-type="float" office:value="2.1724732" calcext:value-type="float">
            <text:p>2.1724732</text:p>
          </table:table-cell>
          <table:table-cell/>
          <table:table-cell table:formula="of:=[.J78]/[.B78]-1" office:value-type="percentage" office:value="0" calcext:value-type="percentage">
            <text:p>0.000%</text:p>
          </table:table-cell>
          <table:table-cell table:formula="of:=[.K78]/[.C78]-1" office:value-type="percentage" office:value="0.0000000859598927593908" calcext:value-type="percentage">
            <text:p>0.000%</text:p>
          </table:table-cell>
          <table:table-cell table:formula="of:=[.L78]/[.D78]-1" office:value-type="percentage" office:value="0" calcext:value-type="percentage">
            <text:p>0.000%</text:p>
          </table:table-cell>
          <table:table-cell table:formula="of:=[.M78]/[.E78]-1" office:value-type="percentage" office:value="0.00000147297776242894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6_TPC_L1-&gt;L5_MC</text:p>
          </table:table-cell>
          <table:table-cell office:value-type="float" office:value="1247" calcext:value-type="float">
            <text:p>1247</text:p>
          </table:table-cell>
          <table:table-cell office:value-type="float" office:value="1.5006" calcext:value-type="float">
            <text:p>1.5006</text:p>
          </table:table-cell>
          <table:table-cell office:value-type="float" office:value="1" calcext:value-type="float">
            <text:p>1</text:p>
          </table:table-cell>
          <table:table-cell office:value-type="float" office:value="2.32029" calcext:value-type="float">
            <text:p>2.32029</text:p>
          </table:table-cell>
          <table:table-cell office:value-type="float" office:value="0.580072" calcext:value-type="float">
            <text:p>0.580072</text:p>
          </table:table-cell>
          <table:table-cell office:value-type="float" office:value="0.15012" calcext:value-type="float">
            <text:p>0.15012</text:p>
          </table:table-cell>
          <table:table-cell/>
          <table:table-cell office:value-type="string" calcext:value-type="string">
            <text:p>L6_TPC_L1&gt;L5_MC</text:p>
          </table:table-cell>
          <table:table-cell office:value-type="float" office:value="1247" calcext:value-type="float">
            <text:p>1247</text:p>
          </table:table-cell>
          <table:table-cell office:value-type="float" office:value="1.50060168471721" calcext:value-type="float">
            <text:p>1.5006016847</text:p>
          </table:table-cell>
          <table:table-cell office:value-type="float" office:value="1" calcext:value-type="float">
            <text:p>1</text:p>
          </table:table-cell>
          <table:table-cell office:value-type="float" office:value="2.3202865" calcext:value-type="float">
            <text:p>2.3202865</text:p>
          </table:table-cell>
          <table:table-cell/>
          <table:table-cell table:formula="of:=[.J79]/[.B79]-1" office:value-type="percentage" office:value="0" calcext:value-type="percentage">
            <text:p>0.000%</text:p>
          </table:table-cell>
          <table:table-cell table:formula="of:=[.K79]/[.C79]-1" office:value-type="percentage" office:value="0.00000112269572727364" calcext:value-type="percentage">
            <text:p>0.000%</text:p>
          </table:table-cell>
          <table:table-cell table:formula="of:=[.L79]/[.D79]-1" office:value-type="percentage" office:value="0" calcext:value-type="percentage">
            <text:p>0.000%</text:p>
          </table:table-cell>
          <table:table-cell table:formula="of:=[.M79]/[.E79]-1" office:value-type="percentage" office:value="-0.000001508432135644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6_TPC_L1-&gt;L5_TTPC1</text:p>
          </table:table-cell>
          <table:table-cell office:value-type="float" office:value="4100" calcext:value-type="float">
            <text:p>4100</text:p>
          </table:table-cell>
          <table:table-cell office:value-type="float" office:value="1.50735" calcext:value-type="float">
            <text:p>1.50735</text:p>
          </table:table-cell>
          <table:table-cell office:value-type="float" office:value="1" calcext:value-type="float">
            <text:p>1</text:p>
          </table:table-cell>
          <table:table-cell office:value-type="float" office:value="2.33773" calcext:value-type="float">
            <text:p>2.33773</text:p>
          </table:table-cell>
          <table:table-cell office:value-type="float" office:value="0.584433" calcext:value-type="float">
            <text:p>0.584433</text:p>
          </table:table-cell>
          <table:table-cell office:value-type="float" office:value="0.150037" calcext:value-type="float">
            <text:p>0.150037</text:p>
          </table:table-cell>
          <table:table-cell/>
          <table:table-cell office:value-type="string" calcext:value-type="string">
            <text:p>L6_TPC_L1&gt;L5_TTPC1</text:p>
          </table:table-cell>
          <table:table-cell office:value-type="float" office:value="4100" calcext:value-type="float">
            <text:p>4100</text:p>
          </table:table-cell>
          <table:table-cell office:value-type="float" office:value="1.50735294117647" calcext:value-type="float">
            <text:p>1.5073529412</text:p>
          </table:table-cell>
          <table:table-cell office:value-type="float" office:value="1" calcext:value-type="float">
            <text:p>1</text:p>
          </table:table-cell>
          <table:table-cell office:value-type="float" office:value="2.3377326" calcext:value-type="float">
            <text:p>2.3377326</text:p>
          </table:table-cell>
          <table:table-cell/>
          <table:table-cell table:formula="of:=[.J80]/[.B80]-1" office:value-type="percentage" office:value="0" calcext:value-type="percentage">
            <text:p>0.000%</text:p>
          </table:table-cell>
          <table:table-cell table:formula="of:=[.K80]/[.C80]-1" office:value-type="percentage" office:value="0.00000195122331936304" calcext:value-type="percentage">
            <text:p>0.000%</text:p>
          </table:table-cell>
          <table:table-cell table:formula="of:=[.L80]/[.D80]-1" office:value-type="percentage" office:value="0" calcext:value-type="percentage">
            <text:p>0.000%</text:p>
          </table:table-cell>
          <table:table-cell table:formula="of:=[.M80]/[.E80]-1" office:value-type="percentage" office:value="0.00000111219003029461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6_TPC_L1-&gt;L6_MC</text:p>
          </table:table-cell>
          <table:table-cell office:value-type="float" office:value="17734" calcext:value-type="float">
            <text:p>17734</text:p>
          </table:table-cell>
          <table:table-cell office:value-type="float" office:value="2.6226" calcext:value-type="float">
            <text:p>2.6226</text:p>
          </table:table-cell>
          <table:table-cell office:value-type="float" office:value="1" calcext:value-type="float">
            <text:p>1</text:p>
          </table:table-cell>
          <table:table-cell office:value-type="float" office:value="5.12463" calcext:value-type="float">
            <text:p>5.12463</text:p>
          </table:table-cell>
          <table:table-cell office:value-type="float" office:value="1.28116" calcext:value-type="float">
            <text:p>1.28116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string" calcext:value-type="string">
            <text:p>L6_TPC_L1&gt;L6_MC</text:p>
          </table:table-cell>
          <table:table-cell office:value-type="float" office:value="17734" calcext:value-type="float">
            <text:p>17734</text:p>
          </table:table-cell>
          <table:table-cell office:value-type="float" office:value="2.62259686483289" calcext:value-type="float">
            <text:p>2.6225968648</text:p>
          </table:table-cell>
          <table:table-cell office:value-type="float" office:value="1" calcext:value-type="float">
            <text:p>1</text:p>
          </table:table-cell>
          <table:table-cell office:value-type="float" office:value="5.1246266" calcext:value-type="float">
            <text:p>5.1246266</text:p>
          </table:table-cell>
          <table:table-cell/>
          <table:table-cell table:formula="of:=[.J81]/[.B81]-1" office:value-type="percentage" office:value="0" calcext:value-type="percentage">
            <text:p>0.000%</text:p>
          </table:table-cell>
          <table:table-cell table:formula="of:=[.K81]/[.C81]-1" office:value-type="percentage" office:value="-0.0000011954423512206" calcext:value-type="percentage">
            <text:p>0.000%</text:p>
          </table:table-cell>
          <table:table-cell table:formula="of:=[.L81]/[.D81]-1" office:value-type="percentage" office:value="0" calcext:value-type="percentage">
            <text:p>0.000%</text:p>
          </table:table-cell>
          <table:table-cell table:formula="of:=[.M81]/[.E81]-1" office:value-type="percentage" office:value="-0.000000663462532912718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L6_TPC_L1-&gt;L6_TPC_L1</text:p>
          </table:table-cell>
          <table:table-cell office:value-type="float" office:value="77515" calcext:value-type="float">
            <text:p>77515</text:p>
          </table:table-cell>
          <table:table-cell office:value-type="float" office:value="2.9647" calcext:value-type="float">
            <text:p>2.9647</text:p>
          </table:table-cell>
          <table:table-cell office:value-type="float" office:value="1" calcext:value-type="float">
            <text:p>1</text:p>
          </table:table-cell>
          <table:table-cell office:value-type="float" office:value="5.9666" calcext:value-type="float">
            <text:p>5.9666</text:p>
          </table:table-cell>
          <table:table-cell office:value-type="float" office:value="1.49165" calcext:value-type="float">
            <text:p>1.49165</text:p>
          </table:table-cell>
          <table:table-cell office:value-type="float" office:value="0.150002" calcext:value-type="float">
            <text:p>0.150002</text:p>
          </table:table-cell>
          <table:table-cell/>
          <table:table-cell office:value-type="string" calcext:value-type="string">
            <text:p>L6_TPC_L1&gt;L6_TPC_L1</text:p>
          </table:table-cell>
          <table:table-cell office:value-type="float" office:value="77515" calcext:value-type="float">
            <text:p>77515</text:p>
          </table:table-cell>
          <table:table-cell office:value-type="float" office:value="2.96469823299931" calcext:value-type="float">
            <text:p>2.964698233</text:p>
          </table:table-cell>
          <table:table-cell office:value-type="float" office:value="1" calcext:value-type="float">
            <text:p>1</text:p>
          </table:table-cell>
          <table:table-cell office:value-type="float" office:value="5.966604" calcext:value-type="float">
            <text:p>5.966604</text:p>
          </table:table-cell>
          <table:table-cell/>
          <table:table-cell table:formula="of:=[.J82]/[.B82]-1" office:value-type="percentage" office:value="0" calcext:value-type="percentage">
            <text:p>0.000%</text:p>
          </table:table-cell>
          <table:table-cell table:formula="of:=[.K82]/[.C82]-1" office:value-type="percentage" office:value="-0.00000059601331958703" calcext:value-type="percentage">
            <text:p>0.000%</text:p>
          </table:table-cell>
          <table:table-cell table:formula="of:=[.L82]/[.D82]-1" office:value-type="percentage" office:value="0" calcext:value-type="percentage">
            <text:p>0.000%</text:p>
          </table:table-cell>
          <table:table-cell table:formula="of:=[.M82]/[.E82]-1" office:value-type="percentage" office:value="0.000000670398552005125" calcext:value-type="percentage">
            <text:p>0.000%</text:p>
          </table:table-cell>
        </table:table-row>
        <calcext:conditional-formats>
          <calcext:conditional-format calcext:target-range-address="pathway_params.O2:pathway_params.R82">
            <calcext:condition calcext:apply-style-name="Untitled1" calcext:value="between(-0.001,0.001)" calcext:base-cell-address="pathway_params.O2"/>
          </calcext:conditional-format>
        </calcext:conditional-formats>
      </table:table>
      <table:named-expressions/>
      <table:database-ranges>
        <table:database-range table:name="__Anonymous_Sheet_DB__0" table:target-range-address="pathway_params.I1:pathway_params.M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2">
      <number:number number:decimal-places="4" loext:min-decimal-places="4" number:min-integer-digits="1"/>
    </number:number-style>
    <number:number-style style:name="N123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4">
      <number:scientific-number number:decimal-places="0" loext:min-decimal-places="0" number:min-integer-digits="1" number:min-exponent-digits="2" loext:exponent-interval="1" loext:forced-exponent-sign="true"/>
    </number:number-style>
    <number:percentage-style style:name="N125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5T17:22:56.770811354</dc:date>
    <meta:editing-duration>PT6H3M17S</meta:editing-duration>
    <meta:editing-cycles>5</meta:editing-cycles>
    <meta:generator>LibreOffice/5.0.6.2$Linux_X86_64 LibreOffice_project/00$Build-2</meta:generator>
    <meta:document-statistic meta:table-count="1" meta:cell-count="1276" meta:object-count="0"/>
  </office:meta>
</office:document-meta>
</file>